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Arial4" svg:font-family="Arial, sans-serif"/>
    <style:font-face style:name="Courier New" svg:font-family="'Courier New'" style:font-family-generic="modern" style:font-pitch="fixed"/>
    <style:font-face style:name="Mincho" svg:font-family="Mincho" style:font-family-generic="roman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Курсив" style:font-family-generic="swiss" style:font-pitch="variable"/>
    <style:font-face style:name="Arial3" svg:font-family="Arial" style:font-adornments="Обикновен" style:font-family-generic="swiss" style:font-pitch="variable"/>
    <style:font-face style:name="Arial" svg:font-family="Arial" style:font-adornments="Получер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8.018cm" fo:margin-left="0cm" table:align="left" style:writing-mode="lr-tb"/>
    </style:style>
    <style:style style:name="Таблица1.A" style:family="table-column">
      <style:table-column-properties style:column-width="6.001cm"/>
    </style:style>
    <style:style style:name="Таблица1.B" style:family="table-column">
      <style:table-column-properties style:column-width="12.017cm"/>
    </style:style>
    <style:style style:name="Таблица1.A1" style:family="table-cell">
      <style:table-cell-properties fo:padding="0.049cm" fo:border="none" style:writing-mode="lr-tb"/>
    </style:style>
    <style:style style:name="Таблица1.B1" style:family="table-cell">
      <style:table-cell-properties style:vertical-align="middle" fo:padding="0.049cm" fo:border="none" style:writing-mode="lr-tb"/>
    </style:style>
    <style:style style:name="Таблица2" style:family="table">
      <style:table-properties style:width="18.018cm" fo:margin-left="0cm" table:align="left" style:writing-mode="lr-tb"/>
    </style:style>
    <style:style style:name="Таблица2.A" style:family="table-column">
      <style:table-column-properties style:column-width="6.001cm"/>
    </style:style>
    <style:style style:name="Таблица2.B" style:family="table-column">
      <style:table-column-properties style:column-width="12.017cm"/>
    </style:style>
    <style:style style:name="Таблица2.A1" style:family="table-cell">
      <style:table-cell-properties fo:padding="0.049cm" fo:border="none" style:writing-mode="lr-tb"/>
    </style:style>
    <style:style style:name="Таблица2.B1" style:family="table-cell">
      <style:table-cell-properties style:vertical-align="middle" fo:padding="0.049cm" fo:border="none" style:writing-mode="lr-tb"/>
    </style:style>
    <style:style style:name="Таблица16" style:family="table">
      <style:table-properties style:width="18.018cm" fo:margin-left="0cm" table:align="left" style:writing-mode="page"/>
    </style:style>
    <style:style style:name="Таблица16.A" style:family="table-column">
      <style:table-column-properties style:column-width="6.001cm"/>
    </style:style>
    <style:style style:name="Таблица16.B" style:family="table-column">
      <style:table-column-properties style:column-width="12.017cm"/>
    </style:style>
    <style:style style:name="Таблица16.A1" style:family="table-cell">
      <style:table-cell-properties fo:background-color="transparent" fo:padding="0.049cm" fo:border="none">
        <style:background-image/>
      </style:table-cell-properties>
    </style:style>
    <style:style style:name="Таблица16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Таблица3" style:family="table">
      <style:table-properties style:width="18.018cm" fo:margin-left="0cm" table:align="left" style:writing-mode="lr-tb"/>
    </style:style>
    <style:style style:name="Таблица3.A" style:family="table-column">
      <style:table-column-properties style:column-width="6.001cm"/>
    </style:style>
    <style:style style:name="Таблица3.B" style:family="table-column">
      <style:table-column-properties style:column-width="12.017cm"/>
    </style:style>
    <style:style style:name="Таблица3.A1" style:family="table-cell">
      <style:table-cell-properties fo:padding="0.049cm" fo:border="none" style:writing-mode="lr-tb"/>
    </style:style>
    <style:style style:name="Таблица3.B1" style:family="table-cell">
      <style:table-cell-properties style:vertical-align="middle" fo:padding="0.049cm" fo:border="none" style:writing-mode="lr-tb"/>
    </style:style>
    <style:style style:name="Таблица4" style:family="table">
      <style:table-properties style:width="18.018cm" fo:margin-left="0cm" table:align="left" style:writing-mode="lr-tb"/>
    </style:style>
    <style:style style:name="Таблица4.A" style:family="table-column">
      <style:table-column-properties style:column-width="6.001cm"/>
    </style:style>
    <style:style style:name="Таблица4.B" style:family="table-column">
      <style:table-column-properties style:column-width="12.017cm"/>
    </style:style>
    <style:style style:name="Таблица4.A1" style:family="table-cell">
      <style:table-cell-properties fo:padding="0.049cm" fo:border="none" style:writing-mode="lr-tb"/>
    </style:style>
    <style:style style:name="Таблица4.B1" style:family="table-cell">
      <style:table-cell-properties style:vertical-align="middle" fo:padding="0.049cm" fo:border="none" style:writing-mode="lr-tb"/>
    </style:style>
    <style:style style:name="Таблица19" style:family="table">
      <style:table-properties style:width="18.018cm" fo:margin-left="0cm" table:align="left" style:writing-mode="lr-tb"/>
    </style:style>
    <style:style style:name="Таблица19.A" style:family="table-column">
      <style:table-column-properties style:column-width="6.001cm"/>
    </style:style>
    <style:style style:name="Таблица19.B" style:family="table-column">
      <style:table-column-properties style:column-width="12.017cm"/>
    </style:style>
    <style:style style:name="Таблица19.A1" style:family="table-cell">
      <style:table-cell-properties fo:padding="0.049cm" fo:border="none" style:writing-mode="lr-tb"/>
    </style:style>
    <style:style style:name="Таблица19.B1" style:family="table-cell">
      <style:table-cell-properties style:vertical-align="middle" fo:padding="0.049cm" fo:border="none" style:writing-mode="lr-tb"/>
    </style:style>
    <style:style style:name="Таблица18" style:family="table">
      <style:table-properties style:width="18.018cm" fo:margin-left="0cm" table:align="left" style:writing-mode="lr-tb"/>
    </style:style>
    <style:style style:name="Таблица18.A" style:family="table-column">
      <style:table-column-properties style:column-width="6.001cm"/>
    </style:style>
    <style:style style:name="Таблица18.B" style:family="table-column">
      <style:table-column-properties style:column-width="12.017cm"/>
    </style:style>
    <style:style style:name="Таблица18.A1" style:family="table-cell">
      <style:table-cell-properties fo:padding="0.049cm" fo:border="none" style:writing-mode="lr-tb"/>
    </style:style>
    <style:style style:name="Таблица18.B1" style:family="table-cell">
      <style:table-cell-properties style:vertical-align="middle" fo:padding="0.049cm" fo:border="none" style:writing-mode="lr-tb"/>
    </style:style>
    <style:style style:name="Таблица5" style:family="table">
      <style:table-properties style:width="18.018cm" fo:margin-left="0cm" table:align="left" style:writing-mode="lr-tb"/>
    </style:style>
    <style:style style:name="Таблица5.A" style:family="table-column">
      <style:table-column-properties style:column-width="6.001cm"/>
    </style:style>
    <style:style style:name="Таблица5.B" style:family="table-column">
      <style:table-column-properties style:column-width="12.017cm"/>
    </style:style>
    <style:style style:name="Таблица5.A1" style:family="table-cell">
      <style:table-cell-properties fo:padding="0.049cm" fo:border="none" style:writing-mode="lr-tb"/>
    </style:style>
    <style:style style:name="Таблица5.B1" style:family="table-cell">
      <style:table-cell-properties style:vertical-align="middle" fo:padding="0.049cm" fo:border="none" style:writing-mode="lr-tb"/>
    </style:style>
    <style:style style:name="Таблица14" style:family="table">
      <style:table-properties style:width="18.018cm" fo:margin-left="0cm" table:align="left" style:writing-mode="lr-tb"/>
    </style:style>
    <style:style style:name="Таблица14.A" style:family="table-column">
      <style:table-column-properties style:column-width="6.001cm"/>
    </style:style>
    <style:style style:name="Таблица14.B" style:family="table-column">
      <style:table-column-properties style:column-width="12.017cm"/>
    </style:style>
    <style:style style:name="Таблица14.A1" style:family="table-cell">
      <style:table-cell-properties fo:padding="0.049cm" fo:border="none" style:writing-mode="lr-tb"/>
    </style:style>
    <style:style style:name="Таблица14.B1" style:family="table-cell">
      <style:table-cell-properties style:vertical-align="middle" fo:padding="0.049cm" fo:border="none" style:writing-mode="lr-tb"/>
    </style:style>
    <style:style style:name="Таблица14.4" style:family="table-row">
      <style:table-row-properties style:min-row-height="0.651cm"/>
    </style:style>
    <style:style style:name="Таблица13" style:family="table">
      <style:table-properties style:width="18.018cm" fo:margin-left="0cm" table:align="left" style:writing-mode="lr-tb"/>
    </style:style>
    <style:style style:name="Таблица13.A" style:family="table-column">
      <style:table-column-properties style:column-width="6.001cm"/>
    </style:style>
    <style:style style:name="Таблица13.B" style:family="table-column">
      <style:table-column-properties style:column-width="12.017cm"/>
    </style:style>
    <style:style style:name="Таблица13.A1" style:family="table-cell">
      <style:table-cell-properties fo:padding="0.049cm" fo:border="none" style:writing-mode="lr-tb"/>
    </style:style>
    <style:style style:name="Таблица13.B1" style:family="table-cell">
      <style:table-cell-properties style:vertical-align="middle" fo:padding="0.049cm" fo:border="none" style:writing-mode="lr-tb"/>
    </style:style>
    <style:style style:name="Таблица6" style:family="table">
      <style:table-properties style:width="18.018cm" fo:margin-left="0cm" table:align="left" style:writing-mode="lr-tb"/>
    </style:style>
    <style:style style:name="Таблица6.A" style:family="table-column">
      <style:table-column-properties style:column-width="6.001cm"/>
    </style:style>
    <style:style style:name="Таблица6.B" style:family="table-column">
      <style:table-column-properties style:column-width="12.017cm"/>
    </style:style>
    <style:style style:name="Таблица6.A1" style:family="table-cell">
      <style:table-cell-properties fo:padding="0.049cm" fo:border="none" style:writing-mode="lr-tb"/>
    </style:style>
    <style:style style:name="Таблица6.B1" style:family="table-cell">
      <style:table-cell-properties style:vertical-align="middle" fo:padding="0.049cm" fo:border="none" style:writing-mode="lr-tb"/>
    </style:style>
    <style:style style:name="Таблица7" style:family="table">
      <style:table-properties style:width="18.018cm" fo:margin-left="0cm" table:align="left" style:writing-mode="lr-tb"/>
    </style:style>
    <style:style style:name="Таблица7.A" style:family="table-column">
      <style:table-column-properties style:column-width="6.001cm"/>
    </style:style>
    <style:style style:name="Таблица7.B" style:family="table-column">
      <style:table-column-properties style:column-width="12.017cm"/>
    </style:style>
    <style:style style:name="Таблица7.A1" style:family="table-cell">
      <style:table-cell-properties fo:padding="0.049cm" fo:border="none" style:writing-mode="lr-tb"/>
    </style:style>
    <style:style style:name="Таблица7.B1" style:family="table-cell">
      <style:table-cell-properties style:vertical-align="middle" fo:padding="0.049cm" fo:border="none" style:writing-mode="lr-tb"/>
    </style:style>
    <style:style style:name="Таблица8" style:family="table">
      <style:table-properties style:width="18.018cm" fo:margin-left="0cm" table:align="left" style:writing-mode="lr-tb"/>
    </style:style>
    <style:style style:name="Таблица8.A" style:family="table-column">
      <style:table-column-properties style:column-width="6.001cm"/>
    </style:style>
    <style:style style:name="Таблица8.B" style:family="table-column">
      <style:table-column-properties style:column-width="12.017cm"/>
    </style:style>
    <style:style style:name="Таблица8.A1" style:family="table-cell">
      <style:table-cell-properties fo:padding="0.049cm" fo:border="none" style:writing-mode="lr-tb"/>
    </style:style>
    <style:style style:name="Таблица8.B1" style:family="table-cell">
      <style:table-cell-properties style:vertical-align="middle" fo:padding="0.049cm" fo:border="none" style:writing-mode="lr-tb"/>
    </style:style>
    <style:style style:name="Таблица9" style:family="table">
      <style:table-properties style:width="18.018cm" fo:margin-left="0cm" table:align="left" style:writing-mode="lr-tb"/>
    </style:style>
    <style:style style:name="Таблица9.A" style:family="table-column">
      <style:table-column-properties style:column-width="6.001cm"/>
    </style:style>
    <style:style style:name="Таблица9.B" style:family="table-column">
      <style:table-column-properties style:column-width="12.017cm"/>
    </style:style>
    <style:style style:name="Таблица9.A1" style:family="table-cell">
      <style:table-cell-properties fo:padding="0.049cm" fo:border="none" style:writing-mode="lr-tb"/>
    </style:style>
    <style:style style:name="Таблица9.B1" style:family="table-cell">
      <style:table-cell-properties style:vertical-align="middle" fo:padding="0.049cm" fo:border="none" style:writing-mode="lr-tb"/>
    </style:style>
    <style:style style:name="Таблица10" style:family="table">
      <style:table-properties style:width="18.018cm" fo:margin-left="0cm" table:align="left" style:writing-mode="lr-tb"/>
    </style:style>
    <style:style style:name="Таблица10.A" style:family="table-column">
      <style:table-column-properties style:column-width="6.001cm"/>
    </style:style>
    <style:style style:name="Таблица10.B" style:family="table-column">
      <style:table-column-properties style:column-width="12.017cm"/>
    </style:style>
    <style:style style:name="Таблица10.A1" style:family="table-cell">
      <style:table-cell-properties fo:padding="0.049cm" fo:border="none" style:writing-mode="lr-tb"/>
    </style:style>
    <style:style style:name="Таблица10.B1" style:family="table-cell">
      <style:table-cell-properties style:vertical-align="middle" fo:padding="0.049cm" fo:border="none" style:writing-mode="lr-tb"/>
    </style:style>
    <style:style style:name="Таблица17" style:family="table">
      <style:table-properties style:width="18.018cm" fo:margin-left="0cm" table:align="left" style:writing-mode="lr-tb"/>
    </style:style>
    <style:style style:name="Таблица17.A" style:family="table-column">
      <style:table-column-properties style:column-width="6.001cm"/>
    </style:style>
    <style:style style:name="Таблица17.B" style:family="table-column">
      <style:table-column-properties style:column-width="12.017cm"/>
    </style:style>
    <style:style style:name="Таблица17.A1" style:family="table-cell">
      <style:table-cell-properties fo:padding="0.049cm" fo:border="none" style:writing-mode="lr-tb"/>
    </style:style>
    <style:style style:name="Таблица17.B1" style:family="table-cell">
      <style:table-cell-properties style:vertical-align="middle" fo:padding="0.049cm" fo:border="none" style:writing-mode="lr-tb"/>
    </style:style>
    <style:style style:name="Таблица15" style:family="table">
      <style:table-properties style:width="18.018cm" fo:margin-left="0cm" table:align="left" style:writing-mode="lr-tb"/>
    </style:style>
    <style:style style:name="Таблица15.A" style:family="table-column">
      <style:table-column-properties style:column-width="6.001cm"/>
    </style:style>
    <style:style style:name="Таблица15.B" style:family="table-column">
      <style:table-column-properties style:column-width="12.017cm"/>
    </style:style>
    <style:style style:name="Таблица15.A1" style:family="table-cell">
      <style:table-cell-properties fo:padding="0.049cm" fo:border="none" style:writing-mode="lr-tb"/>
    </style:style>
    <style:style style:name="Таблица15.B1" style:family="table-cell">
      <style:table-cell-properties style:vertical-align="middle" fo:padding="0.049cm" fo:border="none" style:writing-mode="lr-tb"/>
    </style:style>
    <style:style style:name="Таблица12" style:family="table">
      <style:table-properties style:width="17.912cm" table:align="left" style:writing-mode="lr-tb"/>
    </style:style>
    <style:style style:name="Таблица12.A" style:family="table-column">
      <style:table-column-properties style:column-width="6.001cm"/>
    </style:style>
    <style:style style:name="Таблица12.B" style:family="table-column">
      <style:table-column-properties style:column-width="11.912cm"/>
    </style:style>
    <style:style style:name="Таблица12.A1" style:family="table-cell">
      <style:table-cell-properties fo:padding="0.049cm" fo:border="none" style:writing-mode="lr-tb"/>
    </style:style>
    <style:style style:name="Таблица12.B1" style:family="table-cell">
      <style:table-cell-properties style:vertical-align="middle" fo:padding="0.049cm" fo:border="none" style:writing-mode="lr-tb"/>
    </style:style>
    <style:style style:name="Таблица11" style:family="table">
      <style:table-properties style:width="18.018cm" fo:margin-left="0cm" table:align="left" style:writing-mode="lr-tb"/>
    </style:style>
    <style:style style:name="Таблица11.A" style:family="table-column">
      <style:table-column-properties style:column-width="6.001cm"/>
    </style:style>
    <style:style style:name="Таблица11.B" style:family="table-column">
      <style:table-column-properties style:column-width="12.017cm"/>
    </style:style>
    <style:style style:name="Таблица11.A1" style:family="table-cell">
      <style:table-cell-properties fo:padding="0.049cm" fo:border="none" style:writing-mode="lr-tb"/>
    </style:style>
    <style:style style:name="Таблица11.B1" style:family="table-cell">
      <style:table-cell-properties style:vertical-align="middle" fo:padding="0.049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23fc81"/>
    </style:style>
    <style:style style:name="P3" style:family="paragraph" style:parent-style-name="Standard">
      <style:text-properties style:font-name="Arial2" fo:language="en" fo:country="US"/>
    </style:style>
    <style:style style:name="P4" style:family="paragraph" style:parent-style-name="Standard">
      <style:text-properties style:font-name="Arial2" fo:font-size="10pt" fo:language="en" fo:country="US" officeooo:rsid="0023fc81" officeooo:paragraph-rsid="0023fc81" style:font-size-asian="10pt" style:font-size-complex="10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Table_20_Contents_20__28_user_29_">
      <style:paragraph-properties style:snap-to-layout-grid="false"/>
      <style:text-properties style:font-name="Arial2" officeooo:paragraph-rsid="002bfd58"/>
    </style:style>
    <style:style style:name="P7" style:family="paragraph" style:parent-style-name="Table_20_Contents_20__28_user_29_">
      <style:paragraph-properties style:snap-to-layout-grid="false"/>
      <style:text-properties style:font-name="Arial2" officeooo:paragraph-rsid="002bfd58" style:font-name-complex="Arial2"/>
    </style:style>
    <style:style style:name="P8" style:family="paragraph" style:parent-style-name="Table_20_Contents_20__28_user_29_">
      <style:paragraph-properties style:snap-to-layout-grid="false"/>
      <style:text-properties style:font-name="Arial2" fo:language="en" fo:country="GB"/>
    </style:style>
    <style:style style:name="P9" style:family="paragraph" style:parent-style-name="Table_20_Contents_20__28_user_29_">
      <style:paragraph-properties style:snap-to-layout-grid="false"/>
      <style:text-properties style:font-name="Arial2" fo:language="en" fo:country="GB" officeooo:rsid="0005746f" officeooo:paragraph-rsid="0005746f"/>
    </style:style>
    <style:style style:name="P10" style:family="paragraph" style:parent-style-name="Table_20_Contents_20__28_user_29_">
      <style:paragraph-properties fo:text-align="end" style:justify-single-word="false" style:snap-to-layout-grid="false"/>
      <style:text-properties style:font-name="Arial2" fo:language="en" fo:country="US"/>
    </style:style>
    <style:style style:name="P11" style:family="paragraph" style:parent-style-name="Table_20_Contents_20__28_user_29_">
      <style:paragraph-properties fo:text-align="end" style:justify-single-word="false" style:snap-to-layout-grid="false"/>
      <style:text-properties style:font-name="Arial2" fo:language="en" fo:country="US" officeooo:paragraph-rsid="0005746f"/>
    </style:style>
    <style:style style:name="P12" style:family="paragraph" style:parent-style-name="Table_20_Contents_20__28_user_29_">
      <style:paragraph-properties fo:text-align="end" style:justify-single-word="false" style:snap-to-layout-grid="false"/>
      <style:text-properties style:font-name="Arial2" fo:language="en" fo:country="US" officeooo:paragraph-rsid="002bfd58"/>
    </style:style>
    <style:style style:name="P13" style:family="paragraph" style:parent-style-name="Table_20_Contents_20__28_user_29_">
      <style:paragraph-properties fo:text-align="end" style:justify-single-word="false" style:snap-to-layout-grid="false"/>
      <style:text-properties style:font-name="Arial2" fo:language="en" fo:country="US" officeooo:paragraph-rsid="0069b8e6"/>
    </style:style>
    <style:style style:name="P14" style:family="paragraph" style:parent-style-name="Table_20_Contents_20__28_user_29_">
      <style:paragraph-properties fo:text-align="end" style:justify-single-word="false" style:snap-to-layout-grid="false"/>
      <style:text-properties style:font-name="Arial2" fo:language="en" fo:country="US" officeooo:paragraph-rsid="0071cb5b"/>
    </style:style>
    <style:style style:name="P15" style:family="paragraph" style:parent-style-name="Table_20_Contents_20__28_user_29_">
      <style:paragraph-properties fo:text-align="end" style:justify-single-word="false" style:snap-to-layout-grid="false"/>
      <style:text-properties style:font-name="Arial2" fo:language="en" fo:country="US" officeooo:paragraph-rsid="007755be"/>
    </style:style>
    <style:style style:name="P16" style:family="paragraph" style:parent-style-name="Table_20_Contents_20__28_user_29_">
      <style:paragraph-properties style:snap-to-layout-grid="false"/>
      <style:text-properties style:font-name="Arial2" fo:language="en" fo:country="US"/>
    </style:style>
    <style:style style:name="P17" style:family="paragraph" style:parent-style-name="Table_20_Contents_20__28_user_29_">
      <style:paragraph-properties style:snap-to-layout-grid="false"/>
      <style:text-properties style:font-name="Arial2" fo:language="en" fo:country="US" officeooo:paragraph-rsid="005805e5"/>
    </style:style>
    <style:style style:name="P18" style:family="paragraph" style:parent-style-name="Table_20_Contents_20__28_user_29_">
      <style:paragraph-properties style:snap-to-layout-grid="false"/>
      <style:text-properties style:font-name="Arial2" fo:language="en" fo:country="US" officeooo:paragraph-rsid="0005746f"/>
    </style:style>
    <style:style style:name="P19" style:family="paragraph" style:parent-style-name="Table_20_Contents_20__28_user_29_">
      <style:paragraph-properties style:snap-to-layout-grid="false"/>
      <style:text-properties style:font-name="Arial2" fo:language="en" fo:country="US" officeooo:paragraph-rsid="002bfd58"/>
    </style:style>
    <style:style style:name="P20" style:family="paragraph" style:parent-style-name="Table_20_Contents_20__28_user_29_">
      <style:paragraph-properties style:snap-to-layout-grid="false"/>
      <style:text-properties style:font-name="Arial2" fo:language="en" fo:country="US" officeooo:paragraph-rsid="002214ce"/>
    </style:style>
    <style:style style:name="P21" style:family="paragraph" style:parent-style-name="Table_20_Contents_20__28_user_29_">
      <style:paragraph-properties style:snap-to-layout-grid="false"/>
      <style:text-properties style:font-name="Arial2" fo:language="en" fo:country="US" officeooo:paragraph-rsid="0069b8e6"/>
    </style:style>
    <style:style style:name="P22" style:family="paragraph" style:parent-style-name="Table_20_Contents_20__28_user_29_">
      <style:paragraph-properties style:snap-to-layout-grid="false"/>
      <style:text-properties style:font-name="Arial2" fo:language="en" fo:country="US" fo:font-weight="bold" style:font-weight-asian="bold"/>
    </style:style>
    <style:style style:name="P23" style:family="paragraph" style:parent-style-name="Table_20_Contents_20__28_user_29_">
      <style:paragraph-properties style:snap-to-layout-grid="false"/>
      <style:text-properties style:font-name="Arial2" fo:language="en" fo:country="US" fo:font-weight="bold" officeooo:paragraph-rsid="0071cb5b" style:font-weight-asian="bold"/>
    </style:style>
    <style:style style:name="P24" style:family="paragraph" style:parent-style-name="Table_20_Contents_20__28_user_29_">
      <style:paragraph-properties style:snap-to-layout-grid="false"/>
      <style:text-properties style:font-name="Arial2" fo:language="en" fo:country="US" fo:font-weight="bold" officeooo:paragraph-rsid="007755be" style:font-weight-asian="bold"/>
    </style:style>
    <style:style style:name="P25" style:family="paragraph" style:parent-style-name="Table_20_Contents_20__28_user_29_">
      <style:paragraph-properties style:snap-to-layout-grid="false"/>
      <style:text-properties style:font-name="Arial2" fo:language="en" fo:country="US" fo:font-weight="bold" officeooo:rsid="0005746f" officeooo:paragraph-rsid="0005746f" style:font-weight-asian="bold"/>
    </style:style>
    <style:style style:name="P26" style:family="paragraph" style:parent-style-name="Table_20_Contents_20__28_user_29_">
      <style:paragraph-properties style:snap-to-layout-grid="false"/>
      <style:text-properties style:font-name="Arial2" fo:language="en" fo:country="US" fo:font-weight="bold" officeooo:rsid="0069b8e6" officeooo:paragraph-rsid="0069b8e6" style:font-weight-asian="bold"/>
    </style:style>
    <style:style style:name="P27" style:family="paragraph" style:parent-style-name="Table_20_Contents_20__28_user_29_">
      <style:paragraph-properties style:snap-to-layout-grid="false"/>
      <style:text-properties style:font-name="Arial2" fo:language="en" fo:country="US" officeooo:rsid="0011a9de" officeooo:paragraph-rsid="0011a9de"/>
    </style:style>
    <style:style style:name="P28" style:family="paragraph" style:parent-style-name="Table_20_Contents_20__28_user_29_">
      <style:paragraph-properties style:snap-to-layout-grid="false"/>
      <style:text-properties style:font-name="Arial2" fo:language="en" fo:country="US" officeooo:rsid="0005746f" officeooo:paragraph-rsid="0005746f"/>
    </style:style>
    <style:style style:name="P29" style:family="paragraph" style:parent-style-name="Table_20_Contents_20__28_user_29_">
      <style:paragraph-properties style:snap-to-layout-grid="false"/>
      <style:text-properties style:font-name="Arial2" fo:language="en" fo:country="US" officeooo:rsid="002bfd58" officeooo:paragraph-rsid="002bfd58"/>
    </style:style>
    <style:style style:name="P30" style:family="paragraph" style:parent-style-name="Table_20_Contents_20__28_user_29_">
      <style:paragraph-properties style:snap-to-layout-grid="false"/>
      <style:text-properties style:font-name="Arial2" fo:language="en" fo:country="US" officeooo:rsid="0011b833" officeooo:paragraph-rsid="002bfd58"/>
    </style:style>
    <style:style style:name="P31" style:family="paragraph" style:parent-style-name="Table_20_Contents_20__28_user_29_">
      <style:paragraph-properties style:snap-to-layout-grid="false"/>
      <style:text-properties style:font-name="Arial2" fo:language="en" fo:country="US" officeooo:paragraph-rsid="002bfd58" style:font-name-complex="Arial2"/>
    </style:style>
    <style:style style:name="P32" style:family="paragraph" style:parent-style-name="Table_20_Contents_20__28_user_29_">
      <style:paragraph-properties fo:text-align="end" style:justify-single-word="false" style:snap-to-layout-grid="false"/>
      <style:text-properties style:font-name="Arial2" fo:language="en" fo:country="US" officeooo:rsid="00726569" officeooo:paragraph-rsid="00726569"/>
    </style:style>
    <style:style style:name="P33" style:family="paragraph" style:parent-style-name="Table_20_Contents_20__28_user_29_">
      <style:paragraph-properties fo:text-align="end" style:justify-single-word="false" style:snap-to-layout-grid="false"/>
      <style:text-properties style:font-name="Arial2" fo:language="en" fo:country="US" officeooo:rsid="00726569" officeooo:paragraph-rsid="007755be"/>
    </style:style>
    <style:style style:name="P34" style:family="paragraph" style:parent-style-name="Table_20_Contents_20__28_user_29_">
      <style:text-properties style:font-name="Arial2" officeooo:rsid="00764152" officeooo:paragraph-rsid="00764152"/>
    </style:style>
    <style:style style:name="P35" style:family="paragraph" style:parent-style-name="Table_20_Contents_20__28_user_29_">
      <style:paragraph-properties style:snap-to-layout-grid="false"/>
    </style:style>
    <style:style style:name="P36" style:family="paragraph" style:parent-style-name="Table_20_Contents_20__28_user_29_">
      <style:paragraph-properties style:snap-to-layout-grid="false"/>
      <style:text-properties officeooo:paragraph-rsid="0005746f"/>
    </style:style>
    <style:style style:name="P37" style:family="paragraph" style:parent-style-name="Table_20_Contents_20__28_user_29_">
      <style:paragraph-properties style:snap-to-layout-grid="false"/>
      <style:text-properties officeooo:paragraph-rsid="00139761"/>
    </style:style>
    <style:style style:name="P38" style:family="paragraph" style:parent-style-name="Table_20_Contents_20__28_user_29_">
      <style:paragraph-properties style:snap-to-layout-grid="false"/>
      <style:text-properties officeooo:paragraph-rsid="002bfd58"/>
    </style:style>
    <style:style style:name="P39" style:family="paragraph" style:parent-style-name="Table_20_Contents_20__28_user_29_">
      <style:paragraph-properties style:snap-to-layout-grid="false"/>
      <style:text-properties officeooo:paragraph-rsid="0069b8e6"/>
    </style:style>
    <style:style style:name="P40" style:family="paragraph" style:parent-style-name="Table_20_Contents_20__28_user_29_">
      <style:paragraph-properties style:snap-to-layout-grid="false"/>
      <style:text-properties officeooo:paragraph-rsid="0071cb5b"/>
    </style:style>
    <style:style style:name="P41" style:family="paragraph" style:parent-style-name="Table_20_Contents_20__28_user_29_">
      <style:paragraph-properties style:snap-to-layout-grid="false"/>
      <style:text-properties officeooo:paragraph-rsid="007755be"/>
    </style:style>
    <style:style style:name="P42" style:family="paragraph" style:parent-style-name="Table_20_Contents_20__28_user_29_">
      <style:text-properties officeooo:paragraph-rsid="002bfd58"/>
    </style:style>
    <style:style style:name="P43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</style:style>
    <style:style style:name="P44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2" fo:language="en" fo:country="US"/>
    </style:style>
    <style:style style:name="P45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2" fo:language="en" fo:country="US" officeooo:paragraph-rsid="00460978"/>
    </style:style>
    <style:style style:name="P46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2" fo:language="en" fo:country="US" officeooo:paragraph-rsid="0005746f"/>
    </style:style>
    <style:style style:name="P47" style:family="paragraph" style:parent-style-name="Table_20_Contents_20__28_user_29_">
      <style:paragraph-properties fo:margin-top="0cm" fo:margin-bottom="0.21cm" loext:contextual-spacing="false" style:snap-to-layout-grid="false">
        <style:tab-stops>
          <style:tab-stop style:position="0cm"/>
        </style:tab-stops>
      </style:paragraph-properties>
      <style:text-properties style:font-name="Arial2" fo:language="en" fo:country="US"/>
    </style:style>
    <style:style style:name="P48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2bfd58"/>
    </style:style>
    <style:style style:name="P49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Arial2" fo:language="en" fo:country="US"/>
    </style:style>
    <style:style style:name="P50" style:family="paragraph" style:parent-style-name="Text_20_body">
      <style:paragraph-properties>
        <style:tab-stops>
          <style:tab-stop style:position="0cm"/>
        </style:tab-stops>
      </style:paragraph-properties>
      <style:text-properties fo:language="en" fo:country="US" officeooo:rsid="00100873" officeooo:paragraph-rsid="00100873"/>
    </style:style>
    <style:style style:name="P51" style:family="paragraph" style:parent-style-name="Sender">
      <style:paragraph-properties style:snap-to-layout-grid="false"/>
      <style:text-properties style:font-name="Arial2" fo:language="en" fo:country="US"/>
    </style:style>
    <style:style style:name="P52" style:family="paragraph" style:parent-style-name="Table_20_Contents">
      <style:paragraph-properties fo:text-align="end" style:justify-single-word="false"/>
      <style:text-properties style:font-name="Arial2" fo:language="en" fo:country="US" officeooo:paragraph-rsid="005805e5"/>
    </style:style>
    <style:style style:name="P53" style:family="paragraph" style:parent-style-name="Table_20_Contents">
      <style:text-properties style:font-name="Arial2" fo:language="en" fo:country="US" officeooo:rsid="0041af0f" officeooo:paragraph-rsid="005805e5"/>
    </style:style>
    <style:style style:name="P54" style:family="paragraph" style:parent-style-name="Table_20_Contents">
      <style:text-properties style:font-name="Arial2" fo:language="en" fo:country="US" officeooo:paragraph-rsid="005805e5"/>
    </style:style>
    <style:style style:name="P55" style:family="paragraph" style:parent-style-name="Table_20_Contents">
      <style:text-properties style:font-name="Arial2" officeooo:paragraph-rsid="005805e5"/>
    </style:style>
    <style:style style:name="P56" style:family="paragraph" style:parent-style-name="Table_20_Contents">
      <style:text-properties officeooo:paragraph-rsid="005805e5"/>
    </style:style>
    <style:style style:name="P57" style:family="paragraph" style:parent-style-name="Heading_20_1" style:master-page-name="MP0">
      <style:paragraph-properties fo:text-align="center" style:justify-single-word="false" style:page-number="auto" fo:break-before="page">
        <style:tab-stops>
          <style:tab-stop style:position="0cm"/>
        </style:tab-stops>
      </style:paragraph-properties>
      <style:text-properties style:font-name="Arial2" fo:language="en" fo:country="US"/>
    </style:style>
    <style:style style:name="P58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2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59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2" fo:language="en" fo:country="US" style:text-underline-style="solid" style:text-underline-width="auto" style:text-underline-color="font-color" officeooo:paragraph-rsid="000c3ebb" style:text-underline-mode="continuous" style:text-overline-mode="continuous" style:text-line-through-mode="continuous"/>
    </style:style>
    <style:style style:name="P60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2" fo:language="en" fo:country="US" style:text-underline-style="solid" style:text-underline-width="auto" style:text-underline-color="font-color" officeooo:paragraph-rsid="0069b8e6" style:text-underline-mode="continuous" style:text-overline-mode="continuous" style:text-line-through-mode="continuous"/>
    </style:style>
    <style:style style:name="P61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2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62" style:family="paragraph" style:parent-style-name="Heading_20_2">
      <style:paragraph-properties fo:margin-left="0cm" fo:margin-right="-0.053cm" fo:text-indent="0cm" style:auto-text-indent="false">
        <style:tab-stops>
          <style:tab-stop style:position="17.992cm"/>
        </style:tab-stops>
      </style:paragraph-properties>
      <style:text-properties style:font-name="Arial2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63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2" fo:language="en" fo:country="US"/>
    </style:style>
    <style:style style:name="P64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2" fo:language="en" fo:country="US" officeooo:paragraph-rsid="005a7c47"/>
    </style:style>
    <style:style style:name="P65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2" fo:language="en" fo:country="US" officeooo:paragraph-rsid="0071cb5b"/>
    </style:style>
    <style:style style:name="P66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2" fo:language="en" fo:country="US" officeooo:paragraph-rsid="0005746f"/>
    </style:style>
    <style:style style:name="P67" style:family="paragraph" style:parent-style-name="Heading_20_3" style:list-style-name="">
      <style:paragraph-properties fo:hyphenation-ladder-count="no-limit">
        <style:tab-stops>
          <style:tab-stop style:position="0cm"/>
        </style:tab-stops>
      </style:paragraph-properties>
      <style:text-properties style:font-name="Arial2" fo:language="en" fo:country="US" officeooo:paragraph-rsid="002bfd58" fo:hyphenate="false"/>
    </style:style>
    <style:style style:name="P68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2" fo:language="en" fo:country="US" officeooo:paragraph-rsid="002bfd58"/>
    </style:style>
    <style:style style:name="P69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2" fo:language="en" fo:country="US" officeooo:rsid="0008b4b8" officeooo:paragraph-rsid="0008b4b8"/>
    </style:style>
    <style:style style:name="P70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2" fo:language="en" fo:country="US" officeooo:rsid="00100873" officeooo:paragraph-rsid="00100873"/>
    </style:style>
    <style:style style:name="P71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2" fo:language="en" fo:country="US" officeooo:rsid="0071cb5b" officeooo:paragraph-rsid="007755be"/>
    </style:style>
    <style:style style:name="P72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2" fo:language="en" fo:country="US" officeooo:rsid="0071cb5b" officeooo:paragraph-rsid="0071cb5b"/>
    </style:style>
    <style:style style:name="P73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2" fo:language="en" fo:country="US" officeooo:rsid="0005746f" officeooo:paragraph-rsid="0005746f"/>
    </style:style>
    <style:style style:name="P74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2" fo:language="en" fo:country="US" officeooo:rsid="002bfd58" officeooo:paragraph-rsid="002bfd58"/>
    </style:style>
    <style:style style:name="P75" style:family="paragraph" style:parent-style-name="Heading_20_3">
      <style:text-properties fo:language="en" fo:country="US"/>
    </style:style>
    <style:style style:name="P76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P77" style:family="paragraph" style:parent-style-name="Heading_20_3">
      <style:paragraph-properties fo:break-before="page">
        <style:tab-stops>
          <style:tab-stop style:position="0cm"/>
        </style:tab-stops>
      </style:paragraph-properties>
      <style:text-properties style:font-name="Arial2" fo:language="en" fo:country="US" officeooo:paragraph-rsid="002bfd58"/>
    </style:style>
    <style:style style:name="P78" style:family="paragraph" style:parent-style-name="Standard" style:list-style-name="WW8Num2"/>
    <style:style style:name="P79" style:family="paragraph" style:parent-style-name="Text_20_body" style:list-style-name="WW8Num2">
      <style:paragraph-properties>
        <style:tab-stops>
          <style:tab-stop style:position="0cm"/>
        </style:tab-stops>
      </style:paragraph-properties>
    </style:style>
    <style:style style:name="T1" style:family="text">
      <style:text-properties officeooo:rsid="004c999d"/>
    </style:style>
    <style:style style:name="T2" style:family="text">
      <style:text-properties officeooo:rsid="0026f731"/>
    </style:style>
    <style:style style:name="T3" style:family="text">
      <style:text-properties style:font-name="Arial2"/>
    </style:style>
    <style:style style:name="T4" style:family="text">
      <style:text-properties style:font-name="Arial2" officeooo:rsid="00100873"/>
    </style:style>
    <style:style style:name="T5" style:family="text">
      <style:text-properties style:font-name="Arial2" fo:font-size="10pt" fo:language="en" fo:country="US" style:font-size-asian="10pt" style:font-size-complex="10pt"/>
    </style:style>
    <style:style style:name="T6" style:family="text">
      <style:text-properties style:font-name="Arial2" fo:font-size="10pt" fo:language="en" fo:country="US" officeooo:rsid="0023fc81" style:font-size-asian="10pt" style:font-size-complex="10pt"/>
    </style:style>
    <style:style style:name="T7" style:family="text">
      <style:text-properties style:font-name="Arial2" fo:language="en" fo:country="US"/>
    </style:style>
    <style:style style:name="T8" style:family="text">
      <style:text-properties style:font-name="Arial2" fo:language="en" fo:country="US" officeooo:rsid="00328c05"/>
    </style:style>
    <style:style style:name="T9" style:family="text">
      <style:text-properties style:font-name="Arial2" fo:language="en" fo:country="US" officeooo:rsid="003c2e45"/>
    </style:style>
    <style:style style:name="T10" style:family="text">
      <style:text-properties style:font-name="Arial2" fo:language="en" fo:country="US" officeooo:rsid="002bfd58"/>
    </style:style>
    <style:style style:name="T11" style:family="text">
      <style:text-properties style:font-name="Arial2" fo:language="en" fo:country="US" fo:font-weight="bold" style:font-weight-asian="bold"/>
    </style:style>
    <style:style style:name="T12" style:family="text">
      <style:text-properties style:font-name="Arial2" fo:language="en" fo:country="US" fo:font-weight="bold" officeooo:rsid="006f1fb9" style:font-weight-asian="bold"/>
    </style:style>
    <style:style style:name="T13" style:family="text">
      <style:text-properties style:font-name="Arial2" fo:language="en" fo:country="US" fo:font-weight="bold" officeooo:rsid="0017de37" style:font-weight-asian="bold"/>
    </style:style>
    <style:style style:name="T14" style:family="text">
      <style:text-properties style:font-name="Arial2" fo:language="en" fo:country="US" officeooo:rsid="002ba52b"/>
    </style:style>
    <style:style style:name="T15" style:family="text">
      <style:text-properties style:font-name="Arial2" fo:language="en" fo:country="US" officeooo:rsid="002214ce"/>
    </style:style>
    <style:style style:name="T16" style:family="text">
      <style:text-properties style:font-name="Arial2" fo:language="en" fo:country="US" fo:font-style="italic" officeooo:rsid="002214ce" style:font-style-asian="italic" style:font-style-complex="italic"/>
    </style:style>
    <style:style style:name="T17" style:family="text">
      <style:text-properties style:font-name="Arial2" fo:language="en" fo:country="US" fo:font-style="italic" officeooo:rsid="00235273" style:font-style-asian="italic" style:font-style-complex="italic"/>
    </style:style>
    <style:style style:name="T18" style:family="text">
      <style:text-properties style:font-name="Arial2" fo:language="en" fo:country="US" officeooo:rsid="002029fa"/>
    </style:style>
    <style:style style:name="T19" style:family="text">
      <style:text-properties style:font-name="Arial2" fo:language="en" fo:country="US" officeooo:rsid="0041c0ba"/>
    </style:style>
    <style:style style:name="T20" style:family="text">
      <style:text-properties style:font-name="Arial2" fo:language="en" fo:country="US" officeooo:rsid="000a41e5"/>
    </style:style>
    <style:style style:name="T21" style:family="text">
      <style:text-properties style:font-name="Arial2" fo:language="en" fo:country="US" officeooo:rsid="005805e5"/>
    </style:style>
    <style:style style:name="T22" style:family="text">
      <style:text-properties style:font-name="Arial2" fo:language="en" fo:country="US" officeooo:rsid="0061cd55"/>
    </style:style>
    <style:style style:name="T23" style:family="text">
      <style:text-properties style:font-name="Arial2" fo:language="en" fo:country="US" officeooo:rsid="00317bda"/>
    </style:style>
    <style:style style:name="T24" style:family="text">
      <style:text-properties style:font-name="Arial2" fo:font-size="14pt" fo:language="en" fo:country="US" fo:font-weight="bold" officeooo:rsid="00658b6b" style:font-name-asian="Lucida Sans Unicode" style:font-size-asian="14pt" style:font-weight-asian="bold" style:font-name-complex="Tahoma1" style:font-size-complex="14pt" style:font-weight-complex="bold"/>
    </style:style>
    <style:style style:name="T25" style:family="text">
      <style:text-properties style:font-name="Arial2" fo:font-size="14pt" fo:language="en" fo:country="US" fo:font-weight="bold" officeooo:rsid="0066a60d" style:font-name-asian="Lucida Sans Unicode" style:font-size-asian="14pt" style:font-weight-asian="bold" style:font-name-complex="Tahoma1" style:font-size-complex="14pt" style:font-weight-complex="bold"/>
    </style:style>
    <style:style style:name="T26" style:family="text">
      <style:text-properties officeooo:rsid="0005746f"/>
    </style:style>
    <style:style style:name="T27" style:family="text">
      <style:text-properties officeooo:rsid="0006d3c3"/>
    </style:style>
    <style:style style:name="T28" style:family="text">
      <style:text-properties officeooo:rsid="0011a9de"/>
    </style:style>
    <style:style style:name="T29" style:family="text">
      <style:text-properties officeooo:rsid="0011b833"/>
    </style:style>
    <style:style style:name="T30" style:family="text">
      <style:text-properties style:use-window-font-color="true" style:font-name="Arial2" fo:language="en" fo:country="US" style:text-underline-style="none"/>
    </style:style>
    <style:style style:name="T31" style:family="text">
      <style:text-properties style:use-window-font-color="true" style:font-name="Arial2" fo:language="en" fo:country="US" style:text-underline-style="none" officeooo:rsid="00139761"/>
    </style:style>
    <style:style style:name="T32" style:family="text">
      <style:text-properties style:use-window-font-color="true" style:font-name="Arial2" fo:language="en" fo:country="US" style:text-underline-style="none" officeooo:rsid="003c2e45"/>
    </style:style>
    <style:style style:name="T33" style:family="text">
      <style:text-properties style:use-window-font-color="true" style:font-name="Arial2" fo:language="en" fo:country="US" style:text-underline-style="none" officeooo:rsid="002bfd58"/>
    </style:style>
    <style:style style:name="T34" style:family="text">
      <style:text-properties officeooo:rsid="00165ecd"/>
    </style:style>
    <style:style style:name="T35" style:family="text">
      <style:text-properties officeooo:rsid="00296815"/>
    </style:style>
    <style:style style:name="T36" style:family="text">
      <style:text-properties officeooo:rsid="002bfd58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officeooo:rsid="002fc1c6"/>
    </style:style>
    <style:style style:name="T39" style:family="text">
      <style:text-properties officeooo:rsid="0030655f"/>
    </style:style>
    <style:style style:name="T40" style:family="text">
      <style:text-properties officeooo:rsid="00317bda"/>
    </style:style>
    <style:style style:name="T41" style:family="text">
      <style:text-properties officeooo:rsid="00325b6f"/>
    </style:style>
    <style:style style:name="T42" style:family="text">
      <style:text-properties officeooo:rsid="0033e9e8"/>
    </style:style>
    <style:style style:name="T43" style:family="text">
      <style:text-properties officeooo:rsid="00389a3e"/>
    </style:style>
    <style:style style:name="T44" style:family="text">
      <style:text-properties officeooo:rsid="003ce7f3"/>
    </style:style>
    <style:style style:name="T45" style:family="text">
      <style:text-properties fo:language="en" fo:country="US"/>
    </style:style>
    <style:style style:name="T46" style:family="text">
      <style:text-properties fo:language="en" fo:country="US" fo:font-style="italic" style:font-style-asian="italic" style:font-style-complex="italic"/>
    </style:style>
    <style:style style:name="T47" style:family="text">
      <style:text-properties fo:language="en" fo:country="US" officeooo:rsid="00187ccd"/>
    </style:style>
    <style:style style:name="T48" style:family="text">
      <style:text-properties fo:language="en" fo:country="US" fo:font-weight="bold" style:font-weight-asian="bold" style:font-weight-complex="bold"/>
    </style:style>
    <style:style style:name="T49" style:family="text">
      <style:text-properties fo:language="en" fo:country="US" officeooo:rsid="0005746f"/>
    </style:style>
    <style:style style:name="T50" style:family="text">
      <style:text-properties officeooo:rsid="00526f13"/>
    </style:style>
    <style:style style:name="T51" style:family="text">
      <style:text-properties officeooo:rsid="0041af0f"/>
    </style:style>
    <style:style style:name="T52" style:family="text">
      <style:text-properties style:font-name="Arial4" fo:font-size="12pt"/>
    </style:style>
    <style:style style:name="T53" style:family="text">
      <style:text-properties officeooo:rsid="0049438c"/>
    </style:style>
    <style:style style:name="T54" style:family="text">
      <style:text-properties officeooo:rsid="004e4acb"/>
    </style:style>
    <style:style style:name="T55" style:family="text">
      <style:text-properties officeooo:rsid="004f08ab"/>
    </style:style>
    <style:style style:name="T56" style:family="text">
      <style:text-properties officeooo:rsid="005805e5"/>
    </style:style>
    <style:style style:name="T57" style:family="text">
      <style:text-properties officeooo:rsid="005ff259"/>
    </style:style>
    <style:style style:name="T58" style:family="text">
      <style:text-properties officeooo:rsid="0061cd55"/>
    </style:style>
    <style:style style:name="T59" style:family="text">
      <style:text-properties officeooo:rsid="00641d4c"/>
    </style:style>
    <style:style style:name="T60" style:family="text">
      <style:text-properties officeooo:rsid="006655bc"/>
    </style:style>
    <style:style style:name="T61" style:family="text">
      <style:text-properties officeooo:rsid="0069b8e6"/>
    </style:style>
    <style:style style:name="T62" style:family="text">
      <style:text-properties officeooo:rsid="006ce318"/>
    </style:style>
    <style:style style:name="T63" style:family="text">
      <style:text-properties style:font-name="Arial" fo:font-size="14pt" fo:language="en" fo:country="GB" fo:font-weight="bold" officeooo:rsid="00658b6b" style:font-name-asian="Lucida Sans Unicode" style:font-size-asian="14pt" style:font-weight-asian="bold" style:font-name-complex="Tahoma1" style:font-size-complex="14pt" style:font-weight-complex="bold"/>
    </style:style>
    <style:style style:name="T64" style:family="text">
      <style:text-properties style:font-name="Arial" fo:font-size="14pt" fo:language="en" fo:country="GB" fo:font-weight="bold" officeooo:rsid="006ce318" style:font-name-asian="Lucida Sans Unicode" style:font-size-asian="14pt" style:font-weight-asian="bold" style:font-name-complex="Tahoma1" style:font-size-complex="14pt" style:font-weight-complex="bold"/>
    </style:style>
    <style:style style:name="T65" style:family="text">
      <style:text-properties officeooo:rsid="006e0caa"/>
    </style:style>
    <style:style style:name="T66" style:family="text">
      <style:text-properties officeooo:rsid="006f1fb9"/>
    </style:style>
    <style:style style:name="T67" style:family="text">
      <style:text-properties officeooo:rsid="007455d5"/>
    </style:style>
    <style:style style:name="T68" style:family="text">
      <style:text-properties officeooo:rsid="007755b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7" text:outline-level="1">Georgi <text:span text:style-name="T50">D. </text:span>Sotirov's Curriculum Vitae</text:h>
      <text:h text:style-name="P58" text:outline-level="2">Contact Details<text:tab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">Name:</text:p>
          </table:table-cell>
          <table:table-cell table:style-name="Таблица1.B1" office:value-type="string">
            <text:p text:style-name="P16">Georgi Dimitrov Sotirov</text:p>
          </table:table-cell>
        </table:table-row>
        <table:table-row>
          <table:table-cell table:style-name="Таблица1.A1" office:value-type="string">
            <text:p text:style-name="P10">Country:</text:p>
          </table:table-cell>
          <table:table-cell table:style-name="Таблица1.B1" office:value-type="string">
            <text:p text:style-name="P16">Bulgaria (BG)</text:p>
          </table:table-cell>
        </table:table-row>
        <table:table-row>
          <table:table-cell table:style-name="Таблица1.A1" office:value-type="string">
            <text:p text:style-name="P10">Current address:</text:p>
          </table:table-cell>
          <table:table-cell table:style-name="Таблица1.B1" office:value-type="string">
            <text:p text:style-name="P51">1715 Sofia<text:line-break/>Mladost quarter</text:p>
          </table:table-cell>
        </table:table-row>
        <table:table-row>
          <table:table-cell table:style-name="Таблица1.A1" office:value-type="string">
            <text:p text:style-name="P10">Personal mobile:</text:p>
          </table:table-cell>
          <table:table-cell table:style-name="Таблица1.B1" office:value-type="string">
            <text:p text:style-name="P16">+359 88 837 18 17</text:p>
          </table:table-cell>
        </table:table-row>
        <table:table-row>
          <table:table-cell table:style-name="Таблица1.A1" office:value-type="string">
            <text:p text:style-name="P10">Email:</text:p>
          </table:table-cell>
          <table:table-cell table:style-name="Таблица1.B1" office:value-type="string">
            <text:p text:style-name="P34"><text:a xlink:type="simple" xlink:href="mailto:gdsotirov@dir.bg" text:style-name="Internet_20_link" text:visited-style-name="Visited_20_Internet_20_Link">gdsotirov@dir.bg</text:a>, <text:a xlink:type="simple" xlink:href="mailto:gdsotirov@gmail.com" text:style-name="Internet_20_link" text:visited-style-name="Visited_20_Internet_20_Link">gdsotirov@gmail.com</text:a></text:p>
          </table:table-cell>
        </table:table-row>
        <table:table-row>
          <table:table-cell table:style-name="Таблица1.A1" office:value-type="string">
            <text:p text:style-name="P10">Preferred <text:span text:style-name="T53">contact way</text:span>:</text:p>
          </table:table-cell>
          <table:table-cell table:style-name="Таблица1.B1" office:value-type="string">
            <text:p text:style-name="P16">Personal mobile</text:p>
          </table:table-cell>
        </table:table-row>
      </table:table>
      <text:h text:style-name="P58" text:outline-level="2">Personal Information<text:tab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0">Birthday:</text:p>
          </table:table-cell>
          <table:table-cell table:style-name="Таблица2.B1" office:value-type="string">
            <text:p text:style-name="P16">19 October 1979</text:p>
          </table:table-cell>
        </table:table-row>
        <table:table-row>
          <table:table-cell table:style-name="Таблица2.A1" office:value-type="string">
            <text:p text:style-name="P10">Birth place:</text:p>
          </table:table-cell>
          <table:table-cell table:style-name="Таблица2.B1" office:value-type="string">
            <text:p text:style-name="P16">Dupnitsa, Bulgaria</text:p>
          </table:table-cell>
        </table:table-row>
        <table:table-row>
          <table:table-cell table:style-name="Таблица2.A1" office:value-type="string">
            <text:p text:style-name="P10"><text:span text:style-name="T54">Preferred employment type</text:span>:</text:p>
          </table:table-cell>
          <table:table-cell table:style-name="Таблица2.B1" office:value-type="string">
            <text:p text:style-name="P16">Full time</text:p>
          </table:table-cell>
        </table:table-row>
        <table:table-row>
          <table:table-cell table:style-name="Таблица2.A1" office:value-type="string">
            <text:p text:style-name="P10">Driving license:</text:p>
          </table:table-cell>
          <table:table-cell table:style-name="Таблица2.B1" office:value-type="string">
            <text:p text:style-name="P16">Yes, active driver</text:p>
          </table:table-cell>
        </table:table-row>
        <table:table-row>
          <table:table-cell table:style-name="Таблица2.A1" office:value-type="string">
            <text:p text:style-name="P10">Ability to travel abroad:</text:p>
          </table:table-cell>
          <table:table-cell table:style-name="Таблица2.B1" office:value-type="string">
            <text:p text:style-name="P16">Yes, no restrictions</text:p>
          </table:table-cell>
        </table:table-row>
      </table:table>
      <text:h text:style-name="P58" text:outline-level="2">Education<text:tab/></text:h>
      <text:h text:style-name="P63" text:outline-level="3">University</text:h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52">Name:</text:p>
          </table:table-cell>
          <table:table-cell table:style-name="Таблица16.B1" office:value-type="string">
            <text:p text:style-name="P56"><text:a xlink:type="simple" xlink:href="https://nbu.bg/en" text:style-name="Internet_20_link" text:visited-style-name="Visited_20_Internet_20_Link"><text:span text:style-name="Internet_20_link"><text:span text:style-name="T21">New Bulgarian </text:span></text:span></text:a><text:span text:style-name="Internet_20_link"><text:span text:style-name="T22">University</text:span></text:span></text:p>
          </table:table-cell>
        </table:table-row>
        <table:table-row>
          <table:table-cell table:style-name="Таблица16.A1" office:value-type="string">
            <text:p text:style-name="P52">Department:</text:p>
          </table:table-cell>
          <table:table-cell table:style-name="Таблица16.B1" office:value-type="string">
            <text:p text:style-name="P55"><text:a xlink:type="simple" xlink:href="https://nbu.bg/en/schools/school-of-distance-online-and-continuing-education" text:style-name="Internet_20_link" text:visited-style-name="Visited_20_Internet_20_Link">School of Distance, Online and Continuing Education</text:a></text:p>
          </table:table-cell>
        </table:table-row>
        <table:table-row>
          <table:table-cell table:style-name="Таблица16.A1" office:value-type="string">
            <text:p text:style-name="P52">Major:</text:p>
          </table:table-cell>
          <table:table-cell table:style-name="Таблица16.B1" office:value-type="string">
            <text:p text:style-name="P53"><text:a xlink:type="simple" xlink:href="http://ecatalog.nbu.bg/default.asp?V_Year=2012&amp;PageShow=programpresent&amp;P_Menu=generalinfo&amp;Fac_ID=4&amp;M_PHD=0&amp;P_ID=971&amp;TabIndex=" text:style-name="Internet_20_link" text:visited-style-name="Visited_20_Internet_20_Link">Business Administration</text:a></text:p>
          </table:table-cell>
        </table:table-row>
        <table:table-row>
          <table:table-cell table:style-name="Таблица16.A1" office:value-type="string">
            <text:p text:style-name="P52">Degree:</text:p>
          </table:table-cell>
          <table:table-cell table:style-name="Таблица16.B1" office:value-type="string">
            <text:p text:style-name="P53"><text:span text:style-name="T52">Master</text:span> <text:span text:style-name="T52">of Business Administration (MBA)</text:span> </text:p>
          </table:table-cell>
        </table:table-row>
        <table:table-row>
          <table:table-cell table:style-name="Таблица16.A1" office:value-type="string">
            <text:p text:style-name="P52">Location:</text:p>
          </table:table-cell>
          <table:table-cell table:style-name="Таблица16.B1" office:value-type="string">
            <text:p text:style-name="P17">Sofia, Bulgaria</text:p>
          </table:table-cell>
        </table:table-row>
        <table:table-row>
          <table:table-cell table:style-name="Таблица16.A1" office:value-type="string">
            <text:p text:style-name="P52">Period:</text:p>
          </table:table-cell>
          <table:table-cell table:style-name="Таблица16.B1" office:value-type="string">
            <text:p text:style-name="P54"><text:span text:style-name="T56">October</text:span> <text:span text:style-name="T51">2012</text:span> <text:span text:style-name="T43">–</text:span> <text:span text:style-name="T56">November</text:span> 20<text:span text:style-name="T51">17</text:span></text:p>
          </table:table-cell>
        </table:table-row>
      </table:table>
      <text:h text:style-name="P64" text:outline-level="3">University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0">Name:</text:p>
          </table:table-cell>
          <table:table-cell table:style-name="Таблица3.B1" office:value-type="string">
            <text:p text:style-name="P35"><text:a xlink:type="simple" xlink:href="https://tu-sofia.bg/" office:target-frame-name="_top" xlink:show="replace" text:style-name="Internet_20_link" text:visited-style-name="Visited_20_Internet_20_Link"><text:span text:style-name="Internet_20_link"><text:span text:style-name="T7">Technical University of Sofia</text:span></text:span></text:a></text:p>
          </table:table-cell>
        </table:table-row>
        <table:table-row>
          <table:table-cell table:style-name="Таблица3.A1" office:value-type="string">
            <text:p text:style-name="P10">Department:</text:p>
          </table:table-cell>
          <table:table-cell table:style-name="Таблица3.B1" office:value-type="string">
            <text:p text:style-name="P35"><text:a xlink:type="simple" xlink:href="https://tu-sofia.bg/faculties/read/27" office:target-frame-name="_top" xlink:show="replace" text:style-name="Internet_20_link" text:visited-style-name="Visited_20_Internet_20_Link"><text:span text:style-name="Internet_20_link"><text:span text:style-name="T7">Faculty of Computer Systems and Control, Department of Computer Systems</text:span></text:span></text:a></text:p>
          </table:table-cell>
        </table:table-row>
        <table:table-row>
          <table:table-cell table:style-name="Таблица3.A1" office:value-type="string">
            <text:p text:style-name="P10">Major:</text:p>
          </table:table-cell>
          <table:table-cell table:style-name="Таблица3.B1" office:value-type="string">
            <text:p text:style-name="P8"><text:a xlink:type="simple" xlink:href="https://tu-sofia.bg/faculties/read/27" text:style-name="Internet_20_link" text:visited-style-name="Visited_20_Internet_20_Link"><text:span text:style-name="Internet_20_link"><text:span text:style-name="T45">Computer systems and technologies</text:span></text:span></text:a></text:p>
          </table:table-cell>
        </table:table-row>
        <table:table-row>
          <table:table-cell table:style-name="Таблица3.A1" office:value-type="string">
            <text:p text:style-name="P10">Degree:</text:p>
          </table:table-cell>
          <table:table-cell table:style-name="Таблица3.B1" office:value-type="string">
            <text:p text:style-name="P16">Bachelor (B<text:span text:style-name="T55">S</text:span>)</text:p>
          </table:table-cell>
        </table:table-row>
        <table:table-row>
          <table:table-cell table:style-name="Таблица3.A1" office:value-type="string">
            <text:p text:style-name="P10">Location:</text:p>
          </table:table-cell>
          <table:table-cell table:style-name="Таблица3.B1" office:value-type="string">
            <text:p text:style-name="P16">Sofia, Bulgaria</text:p>
          </table:table-cell>
        </table:table-row>
        <table:table-row>
          <table:table-cell table:style-name="Таблица3.A1" office:value-type="string">
            <text:p text:style-name="P10">Period:</text:p>
          </table:table-cell>
          <table:table-cell table:style-name="Таблица3.B1" office:value-type="string">
            <text:p text:style-name="P16">September 1998<text:span text:style-name="T43"> – </text:span>June 2002</text:p>
          </table:table-cell>
        </table:table-row>
      </table:table>
      <text:h text:style-name="P63" text:outline-level="3">High School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0">Name:</text:p>
          </table:table-cell>
          <table:table-cell table:style-name="Таблица4.B1" office:value-type="string">
            <text:p text:style-name="P35"><text:span text:style-name="Default_20_Paragraph_20_Font"><text:span text:style-name="T7">School of Mechanical and Electrical </text:span></text:span><text:span text:style-name="Default_20_Paragraph_20_Font"><text:span text:style-name="T8">Technics</text:span></text:span><text:span text:style-name="Default_20_Paragraph_20_Font"><text:span text:style-name="T7"> </text:span></text:span><text:span text:style-name="ACRONYM"><text:span text:style-name="T7">Acad.</text:span></text:span><text:span text:style-name="Q"><text:span text:style-name="T7"> </text:span></text:span><text:a xlink:type="simple" xlink:href="http://en.wikipedia.org/wiki/Sergei_Korolev" office:target-frame-name="_top" xlink:show="replace" text:style-name="Internet_20_link" text:visited-style-name="Visited_20_Internet_20_Link"><text:span text:style-name="Internet_20_link"><text:span text:style-name="T7">S. P. Korolev</text:span></text:span></text:a></text:p>
          </table:table-cell>
        </table:table-row>
        <table:table-row>
          <table:table-cell table:style-name="Таблица4.A1" office:value-type="string">
            <text:p text:style-name="P10">Major:</text:p>
          </table:table-cell>
          <table:table-cell table:style-name="Таблица4.B1" office:value-type="string">
            <text:p text:style-name="P16">Electric equipment of industrial enterprises</text:p>
          </table:table-cell>
        </table:table-row>
        <table:table-row>
          <table:table-cell table:style-name="Таблица4.A1" office:value-type="string">
            <text:p text:style-name="P10">Location:</text:p>
          </table:table-cell>
          <table:table-cell table:style-name="Таблица4.B1" office:value-type="string">
            <text:p text:style-name="P16">Dupnitsa, Bulgaria</text:p>
          </table:table-cell>
        </table:table-row>
        <table:table-row>
          <table:table-cell table:style-name="Таблица4.A1" office:value-type="string">
            <text:p text:style-name="P10">Period:</text:p>
          </table:table-cell>
          <table:table-cell table:style-name="Таблица4.B1" office:value-type="string">
            <text:p text:style-name="P16">September 1994<text:span text:style-name="T43"> – </text:span>May 1998</text:p>
          </table:table-cell>
        </table:table-row>
      </table:table>
      <text:p text:style-name="P5"/>
      <text:h text:style-name="P61" text:outline-level="2">Skills<text:tab/></text:h>
      <text:h text:style-name="P63" text:outline-level="3">Programming Languages</text:h>
      <text:p text:style-name="P45"><text:span text:style-name="T67">AWK, </text:span>C, C++, <text:span text:style-name="T50">Java, </text:span>JavaScript®, Pascal, Perl, PHP, <text:span text:style-name="T35">PL/SQL, </text:span>Prolog, Shell</text:p>
      <text:h text:style-name="P69" text:outline-level="3">Web <text:span text:style-name="T38">D</text:span>evelopment</text:h>
      <text:p text:style-name="P46">(X)HTML, XML, CSS, XSL</text:p>
      <text:h text:style-name="P75" text:outline-level="3">Development Environments</text:h>
      <text:p text:style-name="P47">Borland® C++Builder™, Borland® Delphi™, Eclipse, GraphTalk™ Developer, KDevelop, Microsoft® VisualC++®, Turbo® C/C++, Turbo® Pascal, Watcom™ C/C++</text:p>
      <text:h text:style-name="P63" text:outline-level="3">Development Tools</text:h>
      <text:p text:style-name="P44">Bugzilla, JIRA</text:p>
      <text:p text:style-name="P44">CVS, Subversion, Mercurial (Hg), Git</text:p>
      <text:p text:style-name="P44">make, CMake</text:p>
      <text:h text:style-name="P63" text:outline-level="3">Data Bases and <text:span text:style-name="T42">Modelling</text:span></text:h>
      <text:p text:style-name="P49">SQL, MySQL, Oracle</text:p>
      <text:p text:style-name="P49">MySQL Workbench, <text:span text:style-name="T26">Oracle SQL Developer, PL/SQL Developer</text:span></text:p>
      <text:h text:style-name="P63" text:outline-level="3">Operating Systems</text:h>
      <text:p text:style-name="P44">Linux, Unix, Windows, <text:span text:style-name="T27">DOS</text:span></text:p>
      <text:h text:style-name="P70" text:outline-level="3"><text:span text:style-name="T58">Virtualization</text:span> <text:span text:style-name="T39">T</text:span>echnology</text:h>
      <text:p text:style-name="P50"><text:span text:style-name="T4">V</text:span><text:span text:style-name="T3">Mware, qemu</text:span></text:p>
      <text:h text:style-name="P63" text:outline-level="3">Communication Interfaces</text:h>
      <text:p text:style-name="P43"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, SNMP, TCP/IP</text:span></text:span></text:p>
      <text:h text:style-name="P63" text:outline-level="3">Spoken Languages</text:h>
      <text:p text:style-name="P44">Bulgarian, English</text:p>
      <text:h text:style-name="P62" text:outline-level="2">Additional Qualifications<text:tab/></text:h>
      <text:h text:style-name="P71" text:outline-level="3"><text:span text:style-name="T68">February</text:span> 20<text:span text:style-name="T68">20 – February 2025</text:span></text:h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15">Title:</text:p>
          </table:table-cell>
          <table:table-cell table:style-name="Таблица19.B1" office:value-type="string">
            <text:p text:style-name="P24"><text:span text:style-name="Strong_20_Emphasis">LPIC-1: Linux Administrator</text:span></text:p>
          </table:table-cell>
        </table:table-row>
        <table:table-row>
          <table:table-cell table:style-name="Таблица19.A1" office:value-type="string">
            <text:p text:style-name="P15">Organization:</text:p>
          </table:table-cell>
          <table:table-cell table:style-name="Таблица19.B1" office:value-type="string">
            <text:p text:style-name="P41"><text:a xlink:type="simple" xlink:href="https://www.lpi.org/" text:style-name="Internet_20_link" text:visited-style-name="Visited_20_Internet_20_Link"><text:span text:style-name="Internet_20_link"><text:span text:style-name="T7">Linux Professional Institute</text:span></text:span></text:a></text:p>
          </table:table-cell>
        </table:table-row>
        <table:table-row>
          <table:table-cell table:style-name="Таблица19.A1" office:value-type="string">
            <text:p text:style-name="P15">Description:</text:p>
          </table:table-cell>
          <table:table-cell table:style-name="Таблица19.B1" office:value-type="string">
            <text:p text:style-name="P41"><text:span text:style-name="Default_20_Paragraph_20_Font"><text:span text:style-name="T7">The LPIC-1 will validate the candidate's ability to perform maintenance tasks on the command line, install and configure a computer running Linux and configure basic networking. See </text:span></text:span><text:a xlink:type="simple" xlink:href="https://www.lpi.org/our-certifications/lpic-1-overview" text:style-name="Internet_20_link" text:visited-style-name="Visited_20_Internet_20_Link"><text:span text:style-name="Default_20_Paragraph_20_Font">more</text:span></text:a><text:span text:style-name="Default_20_Paragraph_20_Font"><text:span text:style-name="T7">.</text:span></text:span></text:p>
          </table:table-cell>
        </table:table-row>
        <table:table-row>
          <table:table-cell table:style-name="Таблица19.A1" office:value-type="string">
            <text:p text:style-name="P33">Verification</text:p>
          </table:table-cell>
          <table:table-cell table:style-name="Таблица19.B1" office:value-type="string">
            <text:p text:style-name="P41"><text:a xlink:type="simple" xlink:href="http://lpi.org/v/LPI000442041/fzawzmt2mx" text:style-name="Internet_20_link" text:visited-style-name="Visited_20_Internet_20_Link">See</text:a></text:p>
          </table:table-cell>
        </table:table-row>
      </table:table>
      <text:h text:style-name="P72" text:outline-level="3">December 2019</text:h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14">Title:</text:p>
          </table:table-cell>
          <table:table-cell table:style-name="Таблица18.B1" office:value-type="string">
            <text:p text:style-name="P23"><text:span text:style-name="Strong_20_Emphasis">LE-1: Linux Essentials</text:span></text:p>
          </table:table-cell>
        </table:table-row>
        <table:table-row>
          <table:table-cell table:style-name="Таблица18.A1" office:value-type="string">
            <text:p text:style-name="P14">Organization:</text:p>
          </table:table-cell>
          <table:table-cell table:style-name="Таблица18.B1" office:value-type="string">
            <text:p text:style-name="P40"><text:a xlink:type="simple" xlink:href="https://www.lpi.org/" text:style-name="Internet_20_link" text:visited-style-name="Visited_20_Internet_20_Link"><text:span text:style-name="Internet_20_link"><text:span text:style-name="T7">Linux Professional Institute</text:span></text:span></text:a></text:p>
          </table:table-cell>
        </table:table-row>
        <table:table-row>
          <table:table-cell table:style-name="Таблица18.A1" office:value-type="string">
            <text:p text:style-name="P14">Description:</text:p>
          </table:table-cell>
          <table:table-cell table:style-name="Таблица18.B1" office:value-type="string">
            <text:p text:style-name="P40"><text:span text:style-name="Default_20_Paragraph_20_Font"><text:span text:style-name="T7">The certificate validates a demonstrated understanding of basic concepts and components of the Linux operating system. See </text:span></text:span><text:a xlink:type="simple" xlink:href="https://www.lpi.org/our-certifications/linux-essentials-overview" text:style-name="Internet_20_link" text:visited-style-name="Visited_20_Internet_20_Link"><text:span text:style-name="Default_20_Paragraph_20_Font">more</text:span></text:a><text:span text:style-name="Default_20_Paragraph_20_Font"><text:span text:style-name="T7">.</text:span></text:span></text:p>
          </table:table-cell>
        </table:table-row>
        <text:soft-page-break/>
        <table:table-row>
          <table:table-cell table:style-name="Таблица18.A1" office:value-type="string">
            <text:p text:style-name="P32">Verification</text:p>
          </table:table-cell>
          <table:table-cell table:style-name="Таблица18.B1" office:value-type="string">
            <text:p text:style-name="P40"><text:a xlink:type="simple" xlink:href="http://lpi.org/v/LPI000442041/6da6dfnvpc" text:style-name="Internet_20_link" text:visited-style-name="Visited_20_Internet_20_Link">See</text:a></text:p>
          </table:table-cell>
        </table:table-row>
      </table:table>
      <text:h text:style-name="P65" text:outline-level="3">July 2003<text:span text:style-name="T1"> – </text:span>August 2003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0">Title:</text:p>
          </table:table-cell>
          <table:table-cell table:style-name="Таблица5.B1" office:value-type="string">
            <text:p text:style-name="P22">GraphTalk and A.I.A Developer</text:p>
          </table:table-cell>
        </table:table-row>
        <table:table-row>
          <table:table-cell table:style-name="Таблица5.A1" office:value-type="string">
            <text:p text:style-name="P10">Organization:</text:p>
          </table:table-cell>
          <table:table-cell table:style-name="Таблица5.B1" office:value-type="string">
            <text:p text:style-name="P35"><text:a xlink:type="simple" xlink:href="http://www.csc.com/" office:target-frame-name="_top" xlink:show="replace" text:style-name="Internet_20_link" text:visited-style-name="Visited_20_Internet_20_Link"><text:span text:style-name="Internet_20_link"><text:span text:style-name="T7">Computer Sciences Corporation</text:span></text:span></text:a></text:p>
          </table:table-cell>
        </table:table-row>
        <table:table-row>
          <table:table-cell table:style-name="Таблица5.A1" office:value-type="string">
            <text:p text:style-name="P10">Description:</text:p>
          </table:table-cell>
          <table:table-cell table:style-name="Таблица5.B1" office:value-type="string">
            <text:p text:style-name="P35"><text:span text:style-name="Default_20_Paragraph_20_Font"><text:span text:style-name="T7">The course prepares the students to work with </text:span></text:span><text:a xlink:type="simple" xlink:href="http://sotirov-bg.net/~gsotirov/glossary.en.html#GT" office:target-frame-name="_top" xlink:show="replace" text:style-name="Internet_20_link" text:visited-style-name="Visited_20_Internet_20_Link"><text:span text:style-name="Internet_20_link"><text:span text:style-name="T7">GraphTalk Developer</text:span></text:span></text:a><text:span text:style-name="Default_20_Paragraph_20_Font"><text:span text:style-name="T7"> and introduces them in developing </text:span></text:span><text:a xlink:type="simple" xlink:href="http://sotirov-bg.net/~gsotirov/glossary.en.html#GTAIA" office:target-frame-name="_top" xlink:show="replace" text:style-name="Internet_20_link" text:visited-style-name="Visited_20_Internet_20_Link"><text:span text:style-name="Internet_20_link"><text:span text:style-name="T7">GraphTalk A.I.A</text:span></text:span></text:a><text:span text:style-name="Default_20_Paragraph_20_Font"><text:span text:style-name="T7"> Application.</text:span></text:span></text:p>
          </table:table-cell>
        </table:table-row>
      </table:table>
      <text:h text:style-name="P59" text:outline-level="2">Employment History<text:tab/></text:h>
      <text:h text:style-name="P73" text:outline-level="3"><text:bookmark-start text:name="Codix_DevM"/>October 2012 – Present<text:bookmark-end text:name="Codix_DevM"/></text:h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1">Position:</text:p>
          </table:table-cell>
          <table:table-cell table:style-name="Таблица14.B1" office:value-type="string">
            <text:p text:style-name="P25"><text:span text:style-name="T65">Software </text:span>Development manager</text:p>
          </table:table-cell>
        </table:table-row>
        <table:table-row>
          <table:table-cell table:style-name="Таблица14.A1" office:value-type="string">
            <text:p text:style-name="P11">Organization:</text:p>
          </table:table-cell>
          <table:table-cell table:style-name="Таблица14.B1" office:value-type="string">
            <text:p text:style-name="P36"><text:a xlink:type="simple" xlink:href="https://www.codix.eu/en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>
          <table:table-cell table:style-name="Таблица14.A1" office:value-type="string">
            <text:p text:style-name="P11">Location:</text:p>
          </table:table-cell>
          <table:table-cell table:style-name="Таблица14.B1" office:value-type="string">
            <text:p text:style-name="P18">Sofia, Bulgaria</text:p>
          </table:table-cell>
        </table:table-row>
        <table:table-row table:style-name="Таблица14.4">
          <table:table-cell table:style-name="Таблица14.A1" office:value-type="string">
            <text:p text:style-name="P11">Team size:</text:p>
          </table:table-cell>
          <table:table-cell table:style-name="Таблица14.B1" office:value-type="string">
            <text:p text:style-name="P27">5-10 people</text:p>
          </table:table-cell>
        </table:table-row>
        <table:table-row>
          <table:table-cell table:style-name="Таблица14.A1" office:value-type="string">
            <text:p text:style-name="P11">Duties:</text:p>
          </table:table-cell>
          <table:table-cell table:style-name="Таблица14.B1" office:value-type="string">
            <text:p text:style-name="P28">Management of <text:span text:style-name="T28">development process in the company, definition of rules and procedures, development of internal systems and tools to facilitate development process</text:span></text:p>
          </table:table-cell>
        </table:table-row>
      </table:table>
      <text:h text:style-name="P73" text:outline-level="3"><text:bookmark-start text:name="Codix_TL"/>January 2008 – <text:bookmark-end text:name="Codix_TL"/><text:span text:style-name="T57">Present</text:span></text:h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11">Position:</text:p>
          </table:table-cell>
          <table:table-cell table:style-name="Таблица13.B1" office:value-type="string">
            <text:p text:style-name="P25"><text:span text:style-name="T66">Software Development </text:span>Team Leader</text:p>
          </table:table-cell>
        </table:table-row>
        <table:table-row>
          <table:table-cell table:style-name="Таблица13.A1" office:value-type="string">
            <text:p text:style-name="P11">Organization:</text:p>
          </table:table-cell>
          <table:table-cell table:style-name="Таблица13.B1" office:value-type="string">
            <text:p text:style-name="P36"><text:a xlink:type="simple" xlink:href="https://www.codix.eu/en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>
          <table:table-cell table:style-name="Таблица13.A1" office:value-type="string">
            <text:p text:style-name="P11">Location:</text:p>
          </table:table-cell>
          <table:table-cell table:style-name="Таблица13.B1" office:value-type="string">
            <text:p text:style-name="P18">Sofia, Bulgaria</text:p>
          </table:table-cell>
        </table:table-row>
        <table:table-row>
          <table:table-cell table:style-name="Таблица13.A1" office:value-type="string">
            <text:p text:style-name="P11">Team size:</text:p>
          </table:table-cell>
          <table:table-cell table:style-name="Таблица13.B1" office:value-type="string">
            <text:p text:style-name="P18"><text:span text:style-name="T26">15-20</text:span> people</text:p>
          </table:table-cell>
        </table:table-row>
        <table:table-row>
          <table:table-cell table:style-name="Таблица13.A1" office:value-type="string">
            <text:p text:style-name="P11">Duties:</text:p>
          </table:table-cell>
          <table:table-cell table:style-name="Таблица13.B1" office:value-type="string">
            <text:p text:style-name="P28">Management of a virtual team of developers with specific domain expertise spread in three different <text:span text:style-name="T41">geographical </text:span>locations</text:p>
          </table:table-cell>
        </table:table-row>
      </table:table>
      <text:h text:style-name="P66" text:outline-level="3"><text:bookmark-start text:name="Codix_CSQL"/>December 2006 – <text:span text:style-name="T34">December 2007</text:span><text:bookmark-end text:name="Codix_CSQL"/></text:h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0">Position:</text:p>
          </table:table-cell>
          <table:table-cell table:style-name="Таблица6.B1" office:value-type="string">
            <text:p text:style-name="P35"><text:span text:style-name="T12">Software</text:span><text:span text:style-name="T11"> </text:span><text:span text:style-name="T13">Developer</text:span></text:p>
          </table:table-cell>
        </table:table-row>
        <table:table-row>
          <table:table-cell table:style-name="Таблица6.A1" office:value-type="string">
            <text:p text:style-name="P10">Organization:</text:p>
          </table:table-cell>
          <table:table-cell table:style-name="Таблица6.B1" office:value-type="string">
            <text:p text:style-name="P35"><text:a xlink:type="simple" xlink:href="https://www.codix.eu/en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>
          <table:table-cell table:style-name="Таблица6.A1" office:value-type="string">
            <text:p text:style-name="P10">Location:</text:p>
          </table:table-cell>
          <table:table-cell table:style-name="Таблица6.B1" office:value-type="string">
            <text:p text:style-name="P16">Sofia, Bulgaria</text:p>
          </table:table-cell>
        </table:table-row>
        <table:table-row>
          <table:table-cell table:style-name="Таблица6.A1" office:value-type="string">
            <text:p text:style-name="P10">Team size:</text:p>
          </table:table-cell>
          <table:table-cell table:style-name="Таблица6.B1" office:value-type="string">
            <text:p text:style-name="P16">5-10 people</text:p>
          </table:table-cell>
        </table:table-row>
        <table:table-row>
          <table:table-cell table:style-name="Таблица6.A1" office:value-type="string">
            <text:p text:style-name="P10">Duties:</text:p>
          </table:table-cell>
          <table:table-cell table:style-name="Таблица6.B1" office:value-type="string">
            <text:p text:style-name="P9"><text:span text:style-name="T45">Development of </text:span><text:span text:style-name="T46">i</text:span><text:span text:style-name="T45">MX software </text:span><text:span text:style-name="T47">in </text:span><text:a xlink:type="simple" xlink:href="https://en.wikipedia.org/wiki/Pro*C" text:style-name="Internet_20_link" text:visited-style-name="Visited_20_Internet_20_Link"><text:span text:style-name="Internet_20_link"><text:span text:style-name="T47">Pro*C</text:span></text:span></text:a><text:span text:style-name="T47"> and PL/SQL</text:span></text:p>
          </table:table-cell>
        </table:table-row>
      </table:table>
      <text:h text:style-name="P63" text:outline-level="3"><text:bookmark-start text:name="OBS1"/>O<text:bookmark-end text:name="OBS1"/>ctober 2005 – November 2006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10">Position:</text:p>
          </table:table-cell>
          <table:table-cell table:style-name="Таблица7.B1" office:value-type="string">
            <text:p text:style-name="P22">Senior Programmer</text:p>
          </table:table-cell>
        </table:table-row>
        <table:table-row>
          <table:table-cell table:style-name="Таблица7.A1" office:value-type="string">
            <text:p text:style-name="P10">Organization:</text:p>
          </table:table-cell>
          <table:table-cell table:style-name="Таблица7.B1" office:value-type="string">
            <text:p text:style-name="P35"><text:a xlink:type="simple" xlink:href="http://www.csc.com/" text:style-name="Internet_20_link" text:visited-style-name="Visited_20_Internet_20_Link"><text:span text:style-name="Internet_20_link"><text:span text:style-name="T7">CSC</text:span></text:span></text:a><text:span text:style-name="Internet_20_link"><text:span text:style-name="T31"> (former OBS [</text:span></text:span><text:span text:style-name="Internet_20_link"><text:span text:style-name="T30">Object Builder Software</text:span></text:span><text:span text:style-name="Internet_20_link"><text:span text:style-name="T31">]</text:span></text:span><text:span text:style-name="Internet_20_link"><text:span text:style-name="T32">) </text:span></text:span><text:span text:style-name="Internet_20_link"><text:span text:style-name="T30">Bulgaria</text:span></text:span></text:p>
          </table:table-cell>
        </table:table-row>
        <table:table-row>
          <table:table-cell table:style-name="Таблица7.A1" office:value-type="string">
            <text:p text:style-name="P10">Location:</text:p>
          </table:table-cell>
          <table:table-cell table:style-name="Таблица7.B1" office:value-type="string">
            <text:p text:style-name="P16">Sofia, Bulgaria</text:p>
          </table:table-cell>
        </table:table-row>
        <table:table-row>
          <table:table-cell table:style-name="Таблица7.A1" office:value-type="string">
            <text:p text:style-name="P10">Team size:</text:p>
          </table:table-cell>
          <table:table-cell table:style-name="Таблица7.B1" office:value-type="string">
            <text:p text:style-name="P16">15 people</text:p>
          </table:table-cell>
        </table:table-row>
        <table:table-row>
          <table:table-cell table:style-name="Таблица7.A1" office:value-type="string">
            <text:p text:style-name="P10">Duties:</text:p>
          </table:table-cell>
          <table:table-cell table:style-name="Таблица7.B1" office:value-type="string">
            <text:p text:style-name="P16">Development and coordination of the development of software in the insurance field.</text:p>
          </table:table-cell>
        </table:table-row>
      </table:table>
      <text:h text:style-name="P76" text:outline-level="3"><text:bookmark-start text:name="OBS"/><text:span text:style-name="T7">July 2003 – </text:span><text:span text:style-name="T25">September</text:span><text:span text:style-name="T7"> 2005</text:span><text:bookmark-end text:name="OBS"/></text:h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10">Position:</text:p>
          </table:table-cell>
          <table:table-cell table:style-name="Таблица8.B1" office:value-type="string">
            <text:p text:style-name="P22">Programmer</text:p>
          </table:table-cell>
        </table:table-row>
        <table:table-row>
          <table:table-cell table:style-name="Таблица8.A1" office:value-type="string">
            <text:p text:style-name="P10">Organization:</text:p>
          </table:table-cell>
          <table:table-cell table:style-name="Таблица8.B1" office:value-type="string">
            <text:p text:style-name="P37"><text:a xlink:type="simple" xlink:href="http://www.csc.com/" text:style-name="Internet_20_link" text:visited-style-name="Visited_20_Internet_20_Link"><text:span text:style-name="Internet_20_link"><text:span text:style-name="T7">CSC</text:span></text:span></text:a><text:span text:style-name="Internet_20_link"><text:span text:style-name="T31"> (former OBS [</text:span></text:span><text:span text:style-name="Internet_20_link"><text:span text:style-name="T30">Object Builder Software</text:span></text:span><text:span text:style-name="Internet_20_link"><text:span text:style-name="T31">]</text:span></text:span><text:span text:style-name="Internet_20_link"><text:span text:style-name="T32">) </text:span></text:span><text:span text:style-name="Internet_20_link"><text:span text:style-name="T30">Bulgaria</text:span></text:span></text:p>
          </table:table-cell>
        </table:table-row>
        <table:table-row>
          <table:table-cell table:style-name="Таблица8.A1" office:value-type="string">
            <text:p text:style-name="P10">Location:</text:p>
          </table:table-cell>
          <table:table-cell table:style-name="Таблица8.B1" office:value-type="string">
            <text:p text:style-name="P16">Sofia, Bulgaria</text:p>
          </table:table-cell>
        </table:table-row>
        <table:table-row>
          <table:table-cell table:style-name="Таблица8.A1" office:value-type="string">
            <text:p text:style-name="P10">Team size:</text:p>
          </table:table-cell>
          <table:table-cell table:style-name="Таблица8.B1" office:value-type="string">
            <text:p text:style-name="P16">5-20 people</text:p>
          </table:table-cell>
        </table:table-row>
        <text:soft-page-break/>
        <table:table-row>
          <table:table-cell table:style-name="Таблица8.A1" office:value-type="string">
            <text:p text:style-name="P10">Duties:</text:p>
          </table:table-cell>
          <table:table-cell table:style-name="Таблица8.B1" office:value-type="string">
            <text:p text:style-name="P16">Software development in the insurance field.</text:p>
          </table:table-cell>
        </table:table-row>
      </table:table>
      <text:h text:style-name="P63" text:outline-level="3"><text:bookmark-start text:name="Xpeqt"/>May 2002<text:span text:style-name="T40"> – </text:span>January 2003<text:bookmark-end text:name="Xpeqt"/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0">Position:</text:p>
          </table:table-cell>
          <table:table-cell table:style-name="Таблица9.B1" office:value-type="string">
            <text:p text:style-name="P22">C/C++ Programmer</text:p>
          </table:table-cell>
        </table:table-row>
        <table:table-row>
          <table:table-cell table:style-name="Таблица9.A1" office:value-type="string">
            <text:p text:style-name="P10">Organization:</text:p>
          </table:table-cell>
          <table:table-cell table:style-name="Таблица9.B1" office:value-type="string">
            <text:p text:style-name="P35"><text:a xlink:type="simple" xlink:href="http://www.xpeqt.com/" office:target-frame-name="_top" xlink:show="replace" text:style-name="Internet_20_link" text:visited-style-name="Visited_20_Internet_20_Link"><text:span text:style-name="Internet_20_link"><text:span text:style-name="T7">Xpeqt</text:span></text:span></text:a></text:p>
          </table:table-cell>
        </table:table-row>
        <table:table-row>
          <table:table-cell table:style-name="Таблица9.A1" office:value-type="string">
            <text:p text:style-name="P10">Location:</text:p>
          </table:table-cell>
          <table:table-cell table:style-name="Таблица9.B1" office:value-type="string">
            <text:p text:style-name="P16">Sofia, Bulgaria</text:p>
          </table:table-cell>
        </table:table-row>
        <table:table-row>
          <table:table-cell table:style-name="Таблица9.A1" office:value-type="string">
            <text:p text:style-name="P10">Team size:</text:p>
          </table:table-cell>
          <table:table-cell table:style-name="Таблица9.B1" office:value-type="string">
            <text:p text:style-name="P16">5 people</text:p>
          </table:table-cell>
        </table:table-row>
        <table:table-row>
          <table:table-cell table:style-name="Таблица9.A1" office:value-type="string">
            <text:p text:style-name="P10">Duties:</text:p>
          </table:table-cell>
          <table:table-cell table:style-name="Таблица9.B1" office:value-type="string">
            <text:p text:style-name="P35"><text:span text:style-name="Default_20_Paragraph_20_Font"><text:span text:style-name="T7">Designing, coding, testing and documenting of a module (</text:span></text:span><text:span text:style-name="Default_20_Paragraph_20_Font"><text:span text:style-name="T9">plug-in</text:span></text:span><text:span text:style-name="Default_20_Paragraph_20_Font"><text:span text:style-name="T7">) to be integrated in software for machine control. The purpose of the module is to communicate with </text:span></text:span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 devices.</text:span></text:span></text:p>
          </table:table-cell>
        </table:table-row>
        <table:table-row>
          <table:table-cell table:style-name="Таблица9.A1" office:value-type="string">
            <text:p text:style-name="P10">Reason for leaving:</text:p>
          </table:table-cell>
          <table:table-cell table:style-name="Таблица9.B1" office:value-type="string">
            <text:p text:style-name="P16">Stuff cut down due to business stagnation.</text:p>
          </table:table-cell>
        </table:table-row>
      </table:table>
      <text:h text:style-name="P76" text:outline-level="3"><text:span text:style-name="T24">April</text:span><text:bookmark-start text:name="BIT"/><text:span text:style-name="T7"> 2001</text:span><text:span text:style-name="T23"> – </text:span><text:span text:style-name="T24">February</text:span><text:span text:style-name="T7"> 2002</text:span><text:bookmark-end text:name="BIT"/></text:h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0">Position:</text:p>
          </table:table-cell>
          <table:table-cell table:style-name="Таблица10.B1" office:value-type="string">
            <text:p text:style-name="P22">Technical Collaborator</text:p>
          </table:table-cell>
        </table:table-row>
        <table:table-row>
          <table:table-cell table:style-name="Таблица10.A1" office:value-type="string">
            <text:p text:style-name="P10">Organization:</text:p>
          </table:table-cell>
          <table:table-cell table:style-name="Таблица10.B1" office:value-type="string">
            <text:p text:style-name="P35"><text:a xlink:type="simple" xlink:href="http://bitex.com/" text:style-name="Internet_20_link" text:visited-style-name="Visited_20_Internet_20_Link"><text:span text:style-name="Internet_20_link"><text:span text:style-name="T7">Bitex.com</text:span></text:span></text:a><text:span text:style-name="Internet_20_link"><text:span text:style-name="T31"> (</text:span></text:span><text:span text:style-name="Internet_20_link"><text:span text:style-name="T30">Bulgarian Information Technologies</text:span></text:span><text:span text:style-name="Internet_20_link"><text:span text:style-name="T31">)</text:span></text:span></text:p>
          </table:table-cell>
        </table:table-row>
        <table:table-row>
          <table:table-cell table:style-name="Таблица10.A1" office:value-type="string">
            <text:p text:style-name="P10">Location:</text:p>
          </table:table-cell>
          <table:table-cell table:style-name="Таблица10.B1" office:value-type="string">
            <text:p text:style-name="P16">Sofia, Bulgaria</text:p>
          </table:table-cell>
        </table:table-row>
        <table:table-row>
          <table:table-cell table:style-name="Таблица10.A1" office:value-type="string">
            <text:p text:style-name="P10">Team size:</text:p>
          </table:table-cell>
          <table:table-cell table:style-name="Таблица10.B1" office:value-type="string">
            <text:p text:style-name="P16">8 people</text:p>
          </table:table-cell>
        </table:table-row>
        <table:table-row>
          <table:table-cell table:style-name="Таблица10.A1" office:value-type="string">
            <text:p text:style-name="P10">Duties:</text:p>
          </table:table-cell>
          <table:table-cell table:style-name="Таблица10.B1" office:value-type="string">
            <text:p text:style-name="P16">Technical support of the company's clients and writing of Perl scripts for the company's servers.</text:p>
          </table:table-cell>
        </table:table-row>
      </table:table>
      <text:h text:style-name="Heading_20_3" text:outline-level="3"><text:span text:style-name="T63">S</text:span><text:span text:style-name="T64">eptember</text:span><text:bookmark-start text:name="BIT1"/> 200<text:span text:style-name="T62">0 – </text:span><text:span text:style-name="T63">J</text:span><text:span text:style-name="T64">anuary</text:span> 200<text:bookmark-end text:name="BIT1"/><text:span text:style-name="T62">1</text:span></text:h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13">Position:</text:p>
          </table:table-cell>
          <table:table-cell table:style-name="Таблица17.B1" office:value-type="string">
            <text:p text:style-name="P26">System administrator</text:p>
          </table:table-cell>
        </table:table-row>
        <table:table-row>
          <table:table-cell table:style-name="Таблица17.A1" office:value-type="string">
            <text:p text:style-name="P13">Organization:</text:p>
          </table:table-cell>
          <table:table-cell table:style-name="Таблица17.B1" office:value-type="string">
            <text:p text:style-name="P39"><text:a xlink:type="simple" xlink:href="http://bitex.com/" text:style-name="Internet_20_link" text:visited-style-name="Visited_20_Internet_20_Link"><text:span text:style-name="Internet_20_link"><text:span text:style-name="T7">Bitex.com</text:span></text:span></text:a><text:span text:style-name="Internet_20_link"><text:span text:style-name="T31"> (</text:span></text:span><text:span text:style-name="Internet_20_link"><text:span text:style-name="T30">Bulgarian Information Technologies</text:span></text:span><text:span text:style-name="Internet_20_link"><text:span text:style-name="T31">)</text:span></text:span></text:p>
          </table:table-cell>
        </table:table-row>
        <table:table-row>
          <table:table-cell table:style-name="Таблица17.A1" office:value-type="string">
            <text:p text:style-name="P13">Location:</text:p>
          </table:table-cell>
          <table:table-cell table:style-name="Таблица17.B1" office:value-type="string">
            <text:p text:style-name="P21">Sofia, Bulgaria</text:p>
          </table:table-cell>
        </table:table-row>
        <table:table-row>
          <table:table-cell table:style-name="Таблица17.A1" office:value-type="string">
            <text:p text:style-name="P13">Team size:</text:p>
          </table:table-cell>
          <table:table-cell table:style-name="Таблица17.B1" office:value-type="string">
            <text:p text:style-name="P21"><text:span text:style-name="T61">5</text:span> people</text:p>
          </table:table-cell>
        </table:table-row>
        <table:table-row>
          <table:table-cell table:style-name="Таблица17.A1" office:value-type="string">
            <text:p text:style-name="P13">Duties:</text:p>
          </table:table-cell>
          <table:table-cell table:style-name="Таблица17.B1" office:value-type="string">
            <text:p text:style-name="P21">Administration of Windows PC<text:span text:style-name="T65">s</text:span> <text:span text:style-name="T62">and printers</text:span> <text:span text:style-name="T62">on</text:span> a local network (LAN).</text:p>
          </table:table-cell>
        </table:table-row>
      </table:table>
      <text:h text:style-name="P60" text:outline-level="2">Sample Projects<text:tab/></text:h>
      <text:h text:style-name="P74" text:outline-level="3"><text:bookmark-start text:name="EP-12"/>April 2011 – June 2015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12">Name:</text:p>
          </table:table-cell>
          <table:table-cell table:style-name="Таблица15.B1" office:value-type="string">
            <text:p text:style-name="Table_20_Contents_20__28_user_29_"><text:span text:style-name="Strong_20_Emphasis"><text:span text:style-name="T33">System for </text:span></text:span><text:span text:style-name="Strong_20_Emphasis"><text:span text:style-name="T30">M</text:span></text:span><text:span text:style-name="Strong_20_Emphasis"><text:span text:style-name="T33">anagement of Modifications, Patches and Installations (MMPI)</text:span></text:span></text:p>
          </table:table-cell>
        </table:table-row>
        <table:table-row>
          <table:table-cell table:style-name="Таблица15.A1" office:value-type="string">
            <text:p text:style-name="P12">Description:</text:p>
          </table:table-cell>
          <table:table-cell table:style-name="Таблица15.B1" office:value-type="string">
            <text:p text:style-name="P19"><text:span text:style-name="T36">MMPI</text:span> aims to centralize and streamline the development and delivery processes in the company by providing common environment where developers, software configuration specialists and project managers/coordinators could collaborate together.</text:p>
          </table:table-cell>
        </table:table-row>
        <table:table-row>
          <table:table-cell table:style-name="Таблица15.A1" office:value-type="string">
            <text:p text:style-name="P12">Duration:</text:p>
          </table:table-cell>
          <table:table-cell table:style-name="Таблица15.B1" office:value-type="string">
            <text:p text:style-name="P19">4 <text:span text:style-name="T36">years and 3 months</text:span></text:p>
          </table:table-cell>
        </table:table-row>
        <table:table-row>
          <table:table-cell table:style-name="Таблица15.A1" office:value-type="string">
            <text:p text:style-name="P12">Technologies used:</text:p>
          </table:table-cell>
          <table:table-cell table:style-name="Таблица15.B1" office:value-type="string">
            <text:p text:style-name="P38"><text:span text:style-name="Default_20_Paragraph_20_Font"><text:span text:style-name="T10">Linux, MySQL, Perl</text:span></text:span></text:p>
          </table:table-cell>
        </table:table-row>
        <table:table-row>
          <table:table-cell table:style-name="Таблица15.A1" office:value-type="string">
            <text:p text:style-name="P12">Position:</text:p>
          </table:table-cell>
          <table:table-cell table:style-name="Таблица15.B1" office:value-type="string">
            <text:p text:style-name="P29">Database Architect, Project Manager</text:p>
          </table:table-cell>
        </table:table-row>
        <table:table-row>
          <table:table-cell table:style-name="Таблица15.A1" office:value-type="string">
            <text:p text:style-name="P12">Team size:</text:p>
          </table:table-cell>
          <table:table-cell table:style-name="Таблица15.B1" office:value-type="string">
            <text:p text:style-name="P29">5-10 people</text:p>
          </table:table-cell>
        </table:table-row>
        <table:table-row>
          <table:table-cell table:style-name="Таблица15.A1" office:value-type="string">
            <text:p text:style-name="P12"><text:span text:style-name="T44">Organization</text:span>:</text:p>
          </table:table-cell>
          <table:table-cell table:style-name="Таблица15.B1" office:value-type="string">
            <text:p text:style-name="P42"><text:a xlink:type="simple" xlink:href="#Codix_DevM" text:style-name="Internet_20_link" text:visited-style-name="Visited_20_Internet_20_Link"><text:span text:style-name="Internet_20_link"><text:span text:style-name="T10">Codix Bulgaria</text:span></text:span></text:a></text:p>
          </table:table-cell>
        </table:table-row>
        <table:table-row>
          <table:table-cell table:style-name="Таблица15.A1" office:value-type="string">
            <text:p text:style-name="P12"><text:span text:style-name="T44">Organization’s</text:span> description:</text:p>
          </table:table-cell>
          <table:table-cell table:style-name="Таблица15.B1" office:value-type="string">
            <text:p text:style-name="P19">CODIX is the software company <text:span text:style-name="T36">behind</text:span> <text:span text:style-name="T37">i</text:span>MX – the event-driven enterprise management system, <text:span text:style-name="T36">which</text:span> <text:span text:style-name="T36">is</text:span> the leading software in <text:span text:style-name="T36">industries such as Debt Collection, Commercial Finance, Factoring, Asset-Based Lending and Trade Finance</text:span>.</text:p>
          </table:table-cell>
        </table:table-row>
      </table:table>
      <text:h text:style-name="P67" text:outline-level="3"/>
      <text:h text:style-name="P77" text:outline-level="3">June 2002<text:span text:style-name="T40"> – </text:span>September 2002<text:bookmark-end text:name="EP-12"/></text:h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10">Name:</text:p>
          </table:table-cell>
          <table:table-cell table:style-name="Таблица12.B1" office:value-type="string">
            <text:p text:style-name="P35"><text:a xlink:type="simple" xlink:href="http://sotirov-bg.net/~gsotirov/cv/doc/ep12.pdf" office:target-frame-name="_top" xlink:show="replace" text:style-name="Internet_20_link" text:visited-style-name="Visited_20_Internet_20_Link"><text:span text:style-name="Internet_20_link"><text:span text:style-name="T11">EP-12</text:span></text:span></text:a></text:p>
          </table:table-cell>
        </table:table-row>
        <table:table-row>
          <table:table-cell table:style-name="Таблица12.A1" office:value-type="string">
            <text:p text:style-name="P10">Description:</text:p>
          </table:table-cell>
          <table:table-cell table:style-name="Таблица12.B1" office:value-type="string">
            <text:p text:style-name="P16">EP-12 is Ellipsometric Porosimeter and has the capability of measuring 200 and 300 mm wafers.</text:p>
          </table:table-cell>
        </table:table-row>
        <table:table-row>
          <table:table-cell table:style-name="Таблица12.A1" office:value-type="string">
            <text:p text:style-name="P10">Duration:</text:p>
          </table:table-cell>
          <table:table-cell table:style-name="Таблица12.B1" office:value-type="string">
            <text:p text:style-name="P16">4 months</text:p>
          </table:table-cell>
        </table:table-row>
        <table:table-row>
          <table:table-cell table:style-name="Таблица12.A1" office:value-type="string">
            <text:p text:style-name="P10">Technologies used:</text:p>
          </table:table-cell>
          <table:table-cell table:style-name="Таблица12.B1" office:value-type="string">
            <text:p text:style-name="P35"><text:a xlink:type="simple" xlink:href="http://sotirov-bg.net/~gsotirov/glossary.en.html#EllipsometricPorosimetry" office:target-frame-name="_top" xlink:show="replace" text:style-name="Internet_20_link" text:visited-style-name="Visited_20_Internet_20_Link"><text:span text:style-name="Internet_20_link"><text:span text:style-name="T7">Ellipsometric Porosimetry</text:span></text:span></text:a><text:span text:style-name="Default_20_Paragraph_20_Font"><text:span text:style-name="T7">, </text:span></text:span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, C/C++</text:span></text:span></text:p>
          </table:table-cell>
        </table:table-row>
        <table:table-row>
          <table:table-cell table:style-name="Таблица12.A1" office:value-type="string">
            <text:p text:style-name="P10">Position:</text:p>
          </table:table-cell>
          <table:table-cell table:style-name="Таблица12.B1" office:value-type="string">
            <text:p text:style-name="P16">C/C++ Programmer</text:p>
          </table:table-cell>
        </table:table-row>
        <table:table-row>
          <table:table-cell table:style-name="Таблица12.A1" office:value-type="string">
            <text:p text:style-name="P10">Team size:</text:p>
          </table:table-cell>
          <table:table-cell table:style-name="Таблица12.B1" office:value-type="string">
            <text:p text:style-name="P16">about 25 people</text:p>
          </table:table-cell>
        </table:table-row>
        <table:table-row>
          <table:table-cell table:style-name="Таблица12.A1" office:value-type="string">
            <text:p text:style-name="P10"><text:span text:style-name="T44">Organization</text:span>:</text:p>
          </table:table-cell>
          <table:table-cell table:style-name="Таблица12.B1" office:value-type="string">
            <text:p text:style-name="P35"><text:a xlink:type="simple" xlink:href="#Xpeqt" office:target-frame-name="_top" xlink:show="replace" text:style-name="Internet_20_link" text:visited-style-name="Visited_20_Internet_20_Link"><text:span text:style-name="Internet_20_link"><text:span text:style-name="T7">Xpeqt</text:span></text:span></text:a></text:p>
          </table:table-cell>
        </table:table-row>
        <table:table-row>
          <table:table-cell table:style-name="Таблица12.A1" office:value-type="string">
            <text:p text:style-name="P10"><text:span text:style-name="T44">Organization’s</text:span> description:</text:p>
          </table:table-cell>
          <table:table-cell table:style-name="Таблица12.B1" office:value-type="string">
            <text:p text:style-name="P20">The company is a manufacturer of a broad line of testing, handling, characterization and diagnostics equipment for the microelectronics and electronics industry.</text:p>
          </table:table-cell>
        </table:table-row>
      </table:table>
      <text:h text:style-name="P68" text:outline-level="3">March 200<text:span text:style-name="T59">5</text:span> – Present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12">Name:</text:p>
          </table:table-cell>
          <table:table-cell table:style-name="Таблица11.B1" office:value-type="string">
            <text:p text:style-name="P7"><text:a xlink:type="simple" xlink:href="https://sotirov-bg.net/slackpack/" text:style-name="Internet_20_link" text:visited-style-name="Visited_20_Internet_20_Link"><text:span text:style-name="Internet_20_link"><text:span text:style-name="T48">SlackPack</text:span></text:span></text:a></text:p>
          </table:table-cell>
        </table:table-row>
        <table:table-row>
          <table:table-cell table:style-name="Таблица11.A1" office:value-type="string">
            <text:p text:style-name="P12">Description:</text:p>
          </table:table-cell>
          <table:table-cell table:style-name="Таблица11.B1" office:value-type="string">
            <text:p text:style-name="P6"><text:span text:style-name="T45">Software packages for </text:span><text:a xlink:type="simple" xlink:href="http://slackware.com/" text:style-name="Internet_20_link" text:visited-style-name="Visited_20_Internet_20_Link"><text:span text:style-name="Internet_20_link"><text:span text:style-name="T45">Slackware Linux</text:span></text:span></text:a><text:span text:style-name="T45"> OS and </text:span><text:span text:style-name="T49">front-end </text:span><text:span text:style-name="T45">web site</text:span></text:p>
          </table:table-cell>
        </table:table-row>
        <table:table-row>
          <table:table-cell table:style-name="Таблица11.A1" office:value-type="string">
            <text:p text:style-name="P12">Duration:</text:p>
          </table:table-cell>
          <table:table-cell table:style-name="Таблица11.B1" office:value-type="string">
            <text:p text:style-name="P19"><text:span text:style-name="T59">More than </text:span>1<text:span text:style-name="T60">4</text:span> years</text:p>
          </table:table-cell>
        </table:table-row>
        <table:table-row>
          <table:table-cell table:style-name="Таблица11.A1" office:value-type="string">
            <text:p text:style-name="P12">Technologies used:</text:p>
          </table:table-cell>
          <table:table-cell table:style-name="Таблица11.B1" office:value-type="string">
            <text:p text:style-name="P38"><text:span text:style-name="Default_20_Paragraph_20_Font"><text:span text:style-name="T14">Perl, </text:span></text:span><text:span text:style-name="Default_20_Paragraph_20_Font"><text:span text:style-name="T7">MySQL, (X)HTML, CSS, Shell scripting, </text:span></text:span><text:span text:style-name="Default_20_Paragraph_20_Font"><text:span text:style-name="T14">VMware, qemu</text:span></text:span></text:p>
          </table:table-cell>
        </table:table-row>
        <table:table-row>
          <table:table-cell table:style-name="Таблица11.A1" office:value-type="string">
            <text:p text:style-name="P12">Position:</text:p>
          </table:table-cell>
          <table:table-cell table:style-name="Таблица11.B1" office:value-type="string">
            <text:p text:style-name="P19">Database architect, Software <text:span text:style-name="T29">D</text:span>eveloper and <text:span text:style-name="T29">System</text:span> Administrator</text:p>
          </table:table-cell>
        </table:table-row>
        <table:table-row>
          <table:table-cell table:style-name="Таблица11.A1" office:value-type="string">
            <text:p text:style-name="P12">Team size:</text:p>
          </table:table-cell>
          <table:table-cell table:style-name="Таблица11.B1" office:value-type="string">
            <text:p text:style-name="P30">Single person</text:p>
          </table:table-cell>
        </table:table-row>
        <table:table-row>
          <table:table-cell table:style-name="Таблица11.A1" office:value-type="string">
            <text:p text:style-name="P12"><text:span text:style-name="T44">Organization</text:span>:</text:p>
          </table:table-cell>
          <table:table-cell table:style-name="Таблица11.B1" office:value-type="string">
            <text:p text:style-name="P31">Personal project</text:p>
          </table:table-cell>
        </table:table-row>
      </table:table>
      <text:p text:style-name="P48"><text:span text:style-name="Citation"><text:span text:style-name="T15"/></text:span></text:p>
      <text:p text:style-name="P48"><text:span text:style-name="Citation"><text:span text:style-name="T16">See also </text:span></text:span><text:a xlink:type="simple" xlink:href="https://github.com/gdsotirov" text:style-name="Internet_20_link" text:visited-style-name="Visited_20_Internet_20_Link"><text:span text:style-name="Internet_20_link"><text:span text:style-name="T17">GitHub profile</text:span></text:span></text:a><text:span text:style-name="Citation"><text:span text:style-name="T16"> and </text:span></text:span><text:a xlink:type="simple" xlink:href="http://sotirov-bg.net/~gsotirov/projects/" text:style-name="Internet_20_link" text:visited-style-name="Visited_20_Internet_20_Link"><text:span text:style-name="Internet_20_link"><text:span text:style-name="T17">other personal projects</text:span></text:span></text:a><text:span text:style-name="Citation"><text:span text:style-name="T17">.</text:span></text:span></text:p>
      <text:h text:style-name="P58" text:outline-level="2">References<text:tab/></text:h>
      <text:list xml:id="list2370184284" text:style-name="WW8Num2">
        <text:list-item>
          <text:p text:style-name="P78"><text:span text:style-name="Default_20_Paragraph_20_Font"><text:span text:style-name="T7">From </text:span></text:span><text:a xlink:type="simple" xlink:href="#Xpeqt" office:target-frame-name="_top" xlink:show="replace" text:style-name="Internet_20_link" text:visited-style-name="Visited_20_Internet_20_Link"><text:span text:style-name="Internet_20_link"><text:span text:style-name="T45">Xpeqt</text:span></text:span></text:a><text:span text:style-name="Default_20_Paragraph_20_Font"><text:span text:style-name="T7">;</text:span></text:span></text:p>
        </text:list-item>
        <text:list-item>
          <text:p text:style-name="P79"><text:span text:style-name="Default_20_Paragraph_20_Font"><text:span text:style-name="T7">From </text:span></text:span><text:a xlink:type="simple" xlink:href="#OBS1" text:style-name="Internet_20_link" text:visited-style-name="Visited_20_Internet_20_Link"><text:span text:style-name="Internet_20_link"><text:span text:style-name="T18">CSC</text:span></text:span></text:a><text:span text:style-name="Default_20_Paragraph_20_Font"><text:span text:style-name="T18"> (former Object Builder Software</text:span></text:span><text:span text:style-name="Default_20_Paragraph_20_Font"><text:span text:style-name="T19">)</text:span></text:span><text:span text:style-name="Default_20_Paragraph_20_Font"><text:span text:style-name="T18"> Bulgaria.</text:span></text:span></text:p>
        </text:list-item>
      </text:list>
      <text:p text:style-name="Text_20_body"><text:span text:style-name="Default_20_Paragraph_20_Font"><text:span text:style-name="T11">Note</text:span></text:span><text:span text:style-name="Default_20_Paragraph_20_Font"><text:span text:style-name="T7">: References </text:span></text:span><text:span text:style-name="Default_20_Paragraph_20_Font"><text:span text:style-name="T20">are </text:span></text:span><text:span text:style-name="Default_20_Paragraph_20_Font"><text:span text:style-name="T7">available on request.</text:span></text:span></text:p>
      <text:p text:style-name="P3"/>
      <text:p text:style-name="P3"/>
      <text:p text:style-name="P3"/>
      <text:p text:style-name="Standard"><text:span text:style-name="Emphasis"><text:span text:style-name="T5">Last modification: </text:span></text:span><text:span text:style-name="Emphasis"><text:span text:style-name="T5"><text:date style:data-style-name="N84" text:date-value="2020-02-20T22:22:12.808000152">2020-02-20</text:date></text:span></text:span></text:p>
      <text:p text:style-name="P2"><text:span text:style-name="Emphasis"><text:span text:style-name="T6">Most complete and current version of this document could be found at </text:span></text:span><text:a xlink:type="simple" xlink:href="http://sotirov-bg.net/~gsotirov/cv/" text:style-name="Internet_20_link" text:visited-style-name="Visited_20_Internet_20_Link"><text:span text:style-name="Internet_20_link"><text:span text:style-name="T6">http://sotirov-bg.net/~gsotirov/cv/</text:span></text:span></text:a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Arial4" svg:font-family="Arial, sans-serif"/>
    <style:font-face style:name="Courier New" svg:font-family="'Courier New'" style:font-family-generic="modern" style:font-pitch="fixed"/>
    <style:font-face style:name="Mincho" svg:font-family="Mincho" style:font-family-generic="roman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Курсив" style:font-family-generic="swiss" style:font-pitch="variable"/>
    <style:font-face style:name="Arial3" svg:font-family="Arial" style:font-adornments="Обикновен" style:font-family-generic="swiss" style:font-pitch="variable"/>
    <style:font-face style:name="Arial" svg:font-family="Arial" style:font-adornments="Получер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bg" fo:country="BG" fo:font-style="normal" style:text-underline-style="none" fo:font-weight="normal" style:letter-kerning="true" style:font-name-asian="Lucida Sans Unicode" style:font-size-asian="12pt" style:language-asian="bg" style:country-asian="BG" style:font-style-asian="normal" style:font-weight-asian="normal" style:font-name-complex="Tahoma" style:font-size-complex="12pt" style:language-complex="bg" style:country-complex="BG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bg" fo:country="BG" fo:font-style="normal" style:text-underline-style="none" fo:font-weight="normal" style:letter-kerning="true" fo:background-color="transparent" style:font-name-asian="Lucida Sans Unicode" style:font-size-asian="12pt" style:language-asian="bg" style:country-asian="BG" style:font-style-asian="normal" style:font-weight-asian="normal" style:font-name-complex="Tahoma" style:font-size-complex="12pt" style:language-complex="bg" style:country-complex="BG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5b9bd5"/>
      <style:paragraph-properties fo:hyphenation-ladder-count="no-limit" fo:background-color="transparent" style:writing-mode="lr-tb"/>
      <style:text-properties fo:language="en" fo:country="GB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 loext:contextual-spacing="false" fo:hyphenation-ladder-count="no-limit" style:writing-mode="lr-tb"/>
      <style:text-properties style:font-name="Arial" fo:font-family="Arial" style:font-style-name="Получер" style:font-family-generic="swiss" style:font-pitch="variable" fo:font-size="24pt" fo:font-weight="bold" style:font-name-asian="Lucida Sans Unicode" style:font-family-asian="'Lucida Sans Unicode'" style:font-family-generic-asian="swiss" style:font-pitch-asian="variable" style:font-size-asian="24pt" style:font-weight-asian="bold" style:font-size-complex="24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loext:contextual-spacing="false" fo:hyphenation-ladder-count="no-limit" style:writing-mode="lr-tb"/>
      <style:text-properties style:font-name="Arial" fo:font-family="Arial" style:font-style-name="Получер" style:font-family-generic="swiss" style:font-pitch="variable" fo:font-size="18pt" fo:font-weight="bold" style:font-name-asian="Lucida Sans Unicode" style:font-family-asian="'Lucida Sans Unicode'" style:font-family-generic-asian="swiss" style:font-pitch-asian="variable" style:font-size-asian="18pt" style:font-weight-asian="bold" style:font-size-complex="18pt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01cm" loext:contextual-spacing="false" fo:hyphenation-ladder-count="no-limit" style:writing-mode="lr-tb"/>
      <style:text-properties style:font-name="Arial" fo:font-family="Arial" style:font-style-name="Получер" style:font-family-generic="swiss" style:font-pitch="variable" fo:font-weight="bold" style:font-name-asian="Lucida Sans Unicode" style:font-family-asian="'Lucida Sans Unicode'" style:font-family-generic-asian="swiss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hyphenation-ladder-count="no-limit" text:number-lines="false" text:line-number="0" style:writing-mode="lr-tb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Sender" style:family="paragraph" style:parent-style-name="Standard" style:class="extra">
      <style:paragraph-properties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le" style:family="paragraph" style:parent-style-name="Heading" style:next-style-name="Text_20_body" style:class="chapter">
      <style:paragraph-properties fo:margin-top="0.423cm" fo:margin-bottom="0.212cm" loext:contextual-spacing="false" fo:hyphenation-ladder-count="no-limit" fo:keep-with-next="always"/>
      <style:text-properties style:font-name="Arial2" fo:font-family="Arial" style:font-family-generic="swiss" style:font-pitch="variable" fo:font-size="14pt" style:font-name-asian="Mincho" style:font-family-asian="Mincho" style:font-family-generic-asian="roman" style:font-pitch-asian="fixed" style:font-size-asian="14pt" style:font-size-complex="14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/>
    </style:style>
    <style:style style:name="Index_20__28_user_29_" style:display-name="Index (user)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Курсив" style:font-family-generic="swiss" style:font-pitch="variable" fo:font-size="9pt" fo:font-style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font-name="Arial3" fo:font-family="Arial" style:font-style-name="Обикновен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8Num2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Absatz-Standardschriftart" style:family="text"/>
    <style:style style:name="Bullets" style:family="text">
      <style:text-properties style:font-name="StarSymbol" fo:font-family="StarSymbol, 'Arial Unicode MS'" style:font-family-generic="system" style:font-charset="x-symbol" fo:font-size="9pt" style:font-name-asian="StarSymbol" style:font-family-asian="StarSymbol, 'Arial Unicode MS'" style:font-family-generic-asian="system" style:font-charset-asian="x-symbol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ACRONYM" style:family="text"/>
    <style:style style:name="Q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2" style:display-name="WW_CharLFO2LVL2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3" style:display-name="WW_CharLFO2LVL3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5" style:display-name="WW_CharLFO2LVL5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6" style:display-name="WW_CharLFO2LVL6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8" style:display-name="WW_CharLFO2LVL8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9" style:display-name="WW_CharLFO2LVL9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499cm" fo:margin-left="1.247cm"/>
        </style:list-level-properties>
        <style:text-properties style:font-name="Symbol"/>
      </text:list-level-style-bullet>
      <text:list-level-style-bullet text:level="2" text:style-name="WW_5f_CharLFO2LVL2" text:bullet-char="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Symbol"/>
      </text:list-level-style-bullet>
      <text:list-level-style-bullet text:level="3" text:style-name="WW_5f_CharLFO2LVL3" text:bullet-char="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Symbol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Symbol"/>
      </text:list-level-style-bullet>
      <text:list-level-style-bullet text:level="5" text:style-name="WW_5f_CharLFO2LVL5" text:bullet-char="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Symbol"/>
      </text:list-level-style-bullet>
      <text:list-level-style-bullet text:level="6" text:style-name="WW_5f_CharLFO2LVL6" text:bullet-char="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Symbol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Symbol"/>
      </text:list-level-style-bullet>
      <text:list-level-style-bullet text:level="8" text:style-name="WW_5f_CharLFO2LVL8" text:bullet-char="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Symbol"/>
      </text:list-level-style-bullet>
      <text:list-level-style-bullet text:level="9" text:style-name="WW_5f_CharLFO2LVL9" text:bullet-char="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4c999d"/>
    </style:style>
    <style:style style:name="MT2" style:family="text">
      <style:text-properties officeooo:rsid="0026f7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6cm" fo:margin-left="0cm" fo:margin-right="0cm" fo:margin-bottom="0.499cm" fo:border-top="none" fo:border-bottom="0.51pt solid #000000" fo:border-left="none" fo:border-right="none" fo:padding="0.049cm" fo:background-color="transparent" style:dynamic-spacing="false" draw:fill="none" draw:fill-color="#5b9bd5"/>
      </style:header-style>
      <style:footer-style>
        <style:header-footer-properties fo:min-height="0.751cm" fo:margin-left="0cm" fo:margin-right="0cm" fo:margin-top="0cm" fo:border-top="0.51pt solid #000000" fo:border-bottom="none" fo:border-left="none" fo:border-right="none" fo:padding="0.0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Georgi <text:span text:style-name="MT1">D. </text:span>Sotirov's Curriculum Vitae</text:p>
      </style:header>
      <loext:header-first>
        <text:p text:style-name="Header_20_left"/>
      </loext:header-first>
      <style:footer>
        <text:p text:style-name="MP1"><text:span text:style-name="MT2">Page </text:span><text:page-number text:select-page="current">5</text:page-number><text:s/>of <text:page-count>5</text:page-count></text:p>
      </style:footer>
      <loext:footer-first>
        <text:p text:style-name="MP1"><text:span text:style-name="MT2">Page </text:span><text:page-number text:select-page="current">1</text:page-number><text:s/>of <text:page-count>5</text:page-count></text:p>
      </loext:footer-first>
    </style:master-page>
    <style:master-page style:name="HTML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dc:title>George Sotirov's Curriculum Vitae</dc:title>
    <dc:subject>CV</dc:subject>
    <meta:initial-creator>Georgi Sotirov</meta:initial-creator>
    <meta:creation-date>2005-08-28T19:42:00Z</meta:creation-date>
    <dc:date>2020-02-20T22:22:00.535000000</dc:date>
    <meta:print-date>2113-01-01T00:00:00Z</meta:print-date>
    <meta:editing-cycles>188</meta:editing-cycles>
    <meta:editing-duration>PT7H29M47S</meta:editing-duration>
    <meta:document-statistic meta:table-count="19" meta:image-count="0" meta:object-count="0" meta:page-count="5" meta:paragraph-count="260" meta:word-count="899" meta:character-count="6609" meta:non-whitespace-character-count="5946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